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Heading_20_1">
      <style:paragraph-properties fo:break-before="page"/>
    </style:style>
    <style:style style:name="P3" style:family="paragraph" style:parent-style-name="Standard" style:list-style-name="L8"/>
    <style:style style:name="P4" style:family="paragraph" style:parent-style-name="Standard">
      <style:text-properties fo:font-size="10pt" fo:background-color="#dddddd" style:font-size-asian="10pt"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style:style style:name="P17" style:family="paragraph" style:parent-style-name="Text_20_body" style:list-style-name="L6">
      <style:paragraph-properties fo:margin-top="0in" fo:margin-bottom="0in"/>
    </style:style>
    <style:style style:name="P18" style:family="paragraph" style:parent-style-name="Text_20_body" style:list-style-name="L7">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roku Postgres</text:h>
      <text:p text:style-name="Text_20_body">Last updated 25 July 2019</text:p>
      <text:section text:style-name="Sect1" text:name="table-of-contents">
        <text:h text:style-name="Heading_20_2" text:outline-level="2">Table of Contents</text:h>
        <text:list xml:id="list3410919393108128130" text:style-name="L1">
          <text:list-item>
            <text:p text:style-name="P12"><text:a xlink:type="simple" xlink:href="https://devcenter.heroku.com/articles/heroku-postgresql?source=post_page---------------------------#provisioning-heroku-postgres" text:style-name="Internet_20_link" text:visited-style-name="Visited_20_Internet_20_Link">Provisioning Heroku Postgres</text:a></text:p>
          </text:list-item>
          <text:list-item>
            <text:p text:style-name="P12"><text:a xlink:type="simple" xlink:href="https://devcenter.heroku.com/articles/heroku-postgresql?source=post_page---------------------------#understanding-heroku-postgres-plans" text:style-name="Internet_20_link" text:visited-style-name="Visited_20_Internet_20_Link">Understanding Heroku Postgres plans</text:a></text:p>
          </text:list-item>
          <text:list-item>
            <text:p text:style-name="P12"><text:a xlink:type="simple" xlink:href="https://devcenter.heroku.com/articles/heroku-postgresql?source=post_page---------------------------#designating-a-primary-database" text:style-name="Internet_20_link" text:visited-style-name="Visited_20_Internet_20_Link">Designating a primary database</text:a></text:p>
          </text:list-item>
          <text:list-item>
            <text:p text:style-name="P12"><text:a xlink:type="simple" xlink:href="https://devcenter.heroku.com/articles/heroku-postgresql?source=post_page---------------------------#sharing-heroku-postgres-between-applications" text:style-name="Internet_20_link" text:visited-style-name="Visited_20_Internet_20_Link">Sharing Heroku Postgres between applications</text:a></text:p>
          </text:list-item>
          <text:list-item>
            <text:p text:style-name="P12"><text:a xlink:type="simple" xlink:href="https://devcenter.heroku.com/articles/heroku-postgresql?source=post_page---------------------------#version-support" text:style-name="Internet_20_link" text:visited-style-name="Visited_20_Internet_20_Link">Version support</text:a></text:p>
          </text:list-item>
          <text:list-item>
            <text:p text:style-name="P12"><text:a xlink:type="simple" xlink:href="https://devcenter.heroku.com/articles/heroku-postgresql?source=post_page---------------------------#legacy-infrastructure" text:style-name="Internet_20_link" text:visited-style-name="Visited_20_Internet_20_Link">Legacy Infrastructure</text:a></text:p>
          </text:list-item>
          <text:list-item>
            <text:p text:style-name="P12"><text:a xlink:type="simple" xlink:href="https://devcenter.heroku.com/articles/heroku-postgresql?source=post_page---------------------------#performance-analytics" text:style-name="Internet_20_link" text:visited-style-name="Visited_20_Internet_20_Link">Performance analytics</text:a></text:p>
          </text:list-item>
          <text:list-item>
            <text:p text:style-name="P12"><text:a xlink:type="simple" xlink:href="https://devcenter.heroku.com/articles/heroku-postgresql?source=post_page---------------------------#local-setup" text:style-name="Internet_20_link" text:visited-style-name="Visited_20_Internet_20_Link">Local setup</text:a></text:p>
          </text:list-item>
          <text:list-item>
            <text:p text:style-name="P12"><text:a xlink:type="simple" xlink:href="https://devcenter.heroku.com/articles/heroku-postgresql?source=post_page---------------------------#using-the-cli" text:style-name="Internet_20_link" text:visited-style-name="Visited_20_Internet_20_Link">Using the CLI</text:a></text:p>
          </text:list-item>
          <text:list-item>
            <text:p text:style-name="P12"><text:a xlink:type="simple" xlink:href="https://devcenter.heroku.com/articles/heroku-postgresql?source=post_page---------------------------#heroku-postgres-ssl" text:style-name="Internet_20_link" text:visited-style-name="Visited_20_Internet_20_Link">Heroku Postgres &amp; SSL</text:a></text:p>
          </text:list-item>
          <text:list-item>
            <text:p text:style-name="P12"><text:a xlink:type="simple" xlink:href="https://devcenter.heroku.com/articles/heroku-postgresql?source=post_page---------------------------#connecting-in-java" text:style-name="Internet_20_link" text:visited-style-name="Visited_20_Internet_20_Link">Connecting in Java</text:a></text:p>
          </text:list-item>
          <text:list-item>
            <text:p text:style-name="P12"><text:a xlink:type="simple" xlink:href="https://devcenter.heroku.com/articles/heroku-postgresql?source=post_page---------------------------#connecting-in-ruby" text:style-name="Internet_20_link" text:visited-style-name="Visited_20_Internet_20_Link">Connecting in Ruby</text:a></text:p>
          </text:list-item>
          <text:list-item>
            <text:p text:style-name="P12"><text:a xlink:type="simple" xlink:href="https://devcenter.heroku.com/articles/heroku-postgresql?source=post_page---------------------------#connecting-in-jruby" text:style-name="Internet_20_link" text:visited-style-name="Visited_20_Internet_20_Link">Connecting in JRuby</text:a></text:p>
          </text:list-item>
          <text:list-item>
            <text:p text:style-name="P12"><text:a xlink:type="simple" xlink:href="https://devcenter.heroku.com/articles/heroku-postgresql?source=post_page---------------------------#connecting-in-python" text:style-name="Internet_20_link" text:visited-style-name="Visited_20_Internet_20_Link">Connecting in Python</text:a></text:p>
          </text:list-item>
          <text:list-item>
            <text:p text:style-name="P12"><text:a xlink:type="simple" xlink:href="https://devcenter.heroku.com/articles/heroku-postgresql?source=post_page---------------------------#connecting-in-go" text:style-name="Internet_20_link" text:visited-style-name="Visited_20_Internet_20_Link">Connecting in Go</text:a></text:p>
          </text:list-item>
          <text:list-item>
            <text:p text:style-name="P12"><text:a xlink:type="simple" xlink:href="https://devcenter.heroku.com/articles/heroku-postgresql?source=post_page---------------------------#connecting-in-php" text:style-name="Internet_20_link" text:visited-style-name="Visited_20_Internet_20_Link">Connecting in PHP</text:a></text:p>
          </text:list-item>
          <text:list-item>
            <text:p text:style-name="P12"><text:a xlink:type="simple" xlink:href="https://devcenter.heroku.com/articles/heroku-postgresql?source=post_page---------------------------#connecting-in-node-js" text:style-name="Internet_20_link" text:visited-style-name="Visited_20_Internet_20_Link">Connecting in Node.js</text:a></text:p>
          </text:list-item>
          <text:list-item>
            <text:p text:style-name="P12"><text:a xlink:type="simple" xlink:href="https://devcenter.heroku.com/articles/heroku-postgresql?source=post_page---------------------------#connection-permissions" text:style-name="Internet_20_link" text:visited-style-name="Visited_20_Internet_20_Link">Connection permissions</text:a></text:p>
          </text:list-item>
          <text:list-item>
            <text:p text:style-name="P12"><text:a xlink:type="simple" xlink:href="https://devcenter.heroku.com/articles/heroku-postgresql?source=post_page---------------------------#external-connections-ingress" text:style-name="Internet_20_link" text:visited-style-name="Visited_20_Internet_20_Link">External connections (ingress)</text:a></text:p>
          </text:list-item>
          <text:list-item>
            <text:p text:style-name="P12"><text:a xlink:type="simple" xlink:href="https://devcenter.heroku.com/articles/heroku-postgresql?source=post_page---------------------------#migrating-between-plans" text:style-name="Internet_20_link" text:visited-style-name="Visited_20_Internet_20_Link">Migrating between plans</text:a></text:p>
          </text:list-item>
          <text:list-item>
            <text:p text:style-name="P12"><text:a xlink:type="simple" xlink:href="https://devcenter.heroku.com/articles/heroku-postgresql?source=post_page---------------------------#data-residency" text:style-name="Internet_20_link" text:visited-style-name="Visited_20_Internet_20_Link">Data Residency</text:a></text:p>
          </text:list-item>
          <text:list-item>
            <text:p text:style-name="P12"><text:a xlink:type="simple" xlink:href="https://devcenter.heroku.com/articles/heroku-postgresql?source=post_page---------------------------#removing-the-add-on" text:style-name="Internet_20_link" text:visited-style-name="Visited_20_Internet_20_Link">Removing the add-on</text:a></text:p>
          </text:list-item>
          <text:list-item>
            <text:p text:style-name="P12"><text:a xlink:type="simple" xlink:href="https://devcenter.heroku.com/articles/heroku-postgresql?source=post_page---------------------------#standard-tools" text:style-name="Internet_20_link" text:visited-style-name="Visited_20_Internet_20_Link">Standard tools</text:a></text:p>
          </text:list-item>
          <text:list-item>
            <text:p text:style-name="P5"><text:a xlink:type="simple" xlink:href="https://devcenter.heroku.com/articles/heroku-postgresql?source=post_page---------------------------#support" text:style-name="Internet_20_link" text:visited-style-name="Visited_20_Internet_20_Link">Support</text:a></text:p>
          </text:list-item>
        </text:list>
      </text:section>
      <text:p text:style-name="Text_20_body"><text:a xlink:type="simple" xlink:href="https://elements.heroku.com/addons/heroku-postgresql" text:style-name="Internet_20_link" text:visited-style-name="Visited_20_Internet_20_Link">Heroku Postgres</text:a> is a managed SQL database service provided directly by Heroku. You can access a Heroku Postgres database from any language with a PostgreSQL driver, including all languages <text:a xlink:type="simple" xlink:href="https://www.heroku.com/languages" text:style-name="Internet_20_link" text:visited-style-name="Visited_20_Internet_20_Link">officially supported by Heroku</text:a>.</text:p>
      <text:p text:style-name="Text_20_body"><draw:frame draw:style-name="fr1" draw:name="graphics1" text:anchor-type="as-char" svg:width="0.7862in" svg:height="0.3929in" draw:z-index="0"><draw:image xlink:href="https://devcenter3.assets.heroku.com/article-images/1478195488-Screen-Shot-2016-11-03-at-10.50.32-AM.png" xlink:type="simple" xlink:show="embed" xlink:actuate="onLoad"/><svg:title>Heroku Postgres Dashboard</svg:title></draw:frame></text:p>
      <text:p text:style-name="Text_20_body">In addition to a variety of management commands available via the Heroku CLI, Heroku Postgres provides a <text:a xlink:type="simple" xlink:href="https://data.heroku.com/" text:style-name="Internet_20_link" text:visited-style-name="Visited_20_Internet_20_Link">web dashboard</text:a>, the ability to <text:a xlink:type="simple" xlink:href="https://devcenter.heroku.com/articles/dataclips" text:style-name="Internet_20_link" text:visited-style-name="Visited_20_Internet_20_Link">share queries with dataclips</text:a>, and several other helpful features.</text:p>
      <text:h text:style-name="Heading_20_2" text:outline-level="2"><text:bookmark text:name="provisioning-heroku-postgres"/><text:a xlink:type="simple" xlink:href="https://devcenter.heroku.com/articles/heroku-postgresql?source=post_page---------------------------#provisioning-heroku-postgres" text:style-name="Internet_20_link" text:visited-style-name="Visited_20_Internet_20_Link">Provisioning Heroku Postgres</text:a></text:h>
      <text:p text:style-name="Text_20_body">Before you provision Heroku Postgres, confirm that it isn’t <text:span text:style-name="Emphasis">already</text:span> provisioned for your app (Heroku automatically provisions Postgres for apps that include certain libraries, such as the <text:span text:style-name="Source_20_Text">pg</text:span> Ruby gem).</text:p>
      <text:p text:style-name="Text_20_body">Use the <text:span text:style-name="Source_20_Text">heroku addons</text:span> command to determine whether your app already has Heroku Postgres provisioned:</text:p>
      <text:p text:style-name="Preformatted_20_Text"><text:span text:style-name="Source_20_Text">heroku addons</text:span></text:p>
      <text:p text:style-name="Preformatted_20_Text"><text:span text:style-name="Source_20_Text">Add-on <text:s text:c="53"/>Plan <text:s text:c="6"/>Price <text:s/>State</text:span></text:p>
      <text:p text:style-name="Preformatted_20_Text"><text:span text:style-name="Source_20_Text">────────────────────────────────────────────────────────── <text:s/>───────── <text:s/>───── <text:s/>───────</text:span></text:p>
      <text:p text:style-name="P1"><text:soft-page-break/><text:span text:style-name="Source_20_Text">heroku-postgresql (postgresql-concave-52656) <text:s text:c="15"/>hobby-dev <text:s/>free <text:s text:c="2"/>created</text:span></text:p>
      <text:p text:style-name="Text_20_body">If <text:span text:style-name="Source_20_Text">heroku-postgresql</text:span> doesn’t appear in your app’s list of add-ons, you can provision it with the following CLI command:</text:p>
      <text:p text:style-name="P1"><text:span text:style-name="Source_20_Text">heroku addons:create heroku-postgresql:&lt;PLAN_NAME&gt;</text:span></text:p>
      <text:p text:style-name="Text_20_body">For example, to provision a <text:a xlink:type="simple" xlink:href="https://devcenter.heroku.com/articles/heroku-postgres-plans#hobby-tier" text:style-name="Internet_20_link" text:visited-style-name="Visited_20_Internet_20_Link">hobby-dev</text:a> plan database:</text:p>
      <text:p text:style-name="Preformatted_20_Text"><text:span text:style-name="Source_20_Text">heroku addons:create heroku-postgresql:hobby-dev</text:span></text:p>
      <text:p text:style-name="Preformatted_20_Text"><text:span text:style-name="Source_20_Text">Creating heroku-postgresql:hobby-dev on ⬢ sushi... free</text:span></text:p>
      <text:p text:style-name="Preformatted_20_Text"><text:span text:style-name="Source_20_Text">Database has been created and is available</text:span></text:p>
      <text:p text:style-name="Preformatted_20_Text"><text:span text:style-name="Source_20_Text"><text:s/>! This database is empty. If upgrading, you can transfer</text:span></text:p>
      <text:p text:style-name="Preformatted_20_Text"><text:span text:style-name="Source_20_Text"><text:s/>! data from another database with pg:copy</text:span></text:p>
      <text:p text:style-name="P1"><text:span text:style-name="Source_20_Text">Created postgresql-concave-52656 as DATABASE_URL</text:span></text:p>
      <text:p text:style-name="Text_20_body">You can specify the version of Postgres you want to provision by including the <text:span text:style-name="Source_20_Text">--version</text:span> flag in your provisioning command:</text:p>
      <text:p text:style-name="P1"><text:span text:style-name="Source_20_Text">heroku addons:create heroku-postgresql:&lt;PLAN_NAME&gt; --version=9.5</text:span></text:p>
      <text:p text:style-name="Text_20_body"><text:a xlink:type="simple" xlink:href="https://devcenter.heroku.com/articles/heroku-postgresql?source=post_page---------------------------#version-support" text:style-name="Internet_20_link" text:visited-style-name="Visited_20_Internet_20_Link">Learn more about PostgreSQL version support.</text:a></text:p>
      <text:p text:style-name="Text_20_body">Depending on the plan you choose, your database can take up to 5 minutes to become available. You can track its status with the <text:span text:style-name="Source_20_Text">heroku pg:wait</text:span> command, which blocks until your database is ready to use.</text:p>
      <text:p text:style-name="Text_20_body">As part of the provisioning process, a <text:span text:style-name="Source_20_Text">DATABASE_URL</text:span> config var is added to your app’s configuration. This contains the URL your app uses to access the database. If your app already has a Heroku Postgres database and you’ve just provisioned <text:span text:style-name="Emphasis">another</text:span> one, this config var’s name instead has the format <text:span text:style-name="Source_20_Text">HEROKU_POSTGRESQL_&lt;COLOR&gt;_URL</text:span> (for example, <text:span text:style-name="Source_20_Text">HEROKU_POSTGRESQL_YELLOW_URL</text:span>).</text:p>
      <text:p text:style-name="Text_20_body">You can confirm the names and values of your app’s config vars with the <text:span text:style-name="Source_20_Text">heroku config</text:span> command.</text:p>
      <text:p text:style-name="Text_20_body">The value of your app’s <text:span text:style-name="Source_20_Text">DATABASE_URL</text:span> config var might change at any time. You should not rely on this value either inside or outside your Heroku app.</text:p>
      <text:p text:style-name="Text_20_body">At this point, an empty PostgreSQL database is provisioned. To populate it with data from an existing data source, see the <text:a xlink:type="simple" xlink:href="https://devcenter.heroku.com/articles/heroku-postgres-import-export#import" text:style-name="Internet_20_link" text:visited-style-name="Visited_20_Internet_20_Link">import instructions</text:a> or follow the language-specific instructions in this article to connect from your application.</text:p>
      <text:h text:style-name="Heading_20_2" text:outline-level="2"><text:bookmark text:name="understanding-heroku-postgres-plans"/><text:a xlink:type="simple" xlink:href="https://devcenter.heroku.com/articles/heroku-postgresql?source=post_page---------------------------#understanding-heroku-postgres-plans" text:style-name="Internet_20_link" text:visited-style-name="Visited_20_Internet_20_Link">Understanding Heroku Postgres plans</text:a></text:h>
      <text:p text:style-name="Text_20_body">Heroku Postgres offers a variety of plans, spread across different tiers of service: hobby, standard, premium, and enterprise. For more information on what each plan provides, see <text:a xlink:type="simple" xlink:href="https://devcenter.heroku.com/articles/heroku-postgres-plans" text:style-name="Internet_20_link" text:visited-style-name="Visited_20_Internet_20_Link">Choosing the Right Heroku Postgres Plan</text:a>.</text:p>
      <text:p text:style-name="Text_20_body">Pricing information for Heroku Postgres plans is available on the Heroku Postgres <text:a xlink:type="simple" xlink:href="https://elements.heroku.com/addons/heroku-postgresql" text:style-name="Internet_20_link" text:visited-style-name="Visited_20_Internet_20_Link">add-on page</text:a>.</text:p>
      <text:p text:style-name="Text_20_body">If your app’s requirements eventually outgrow the resources provided by the initial plan you select, you can easily <text:a xlink:type="simple" xlink:href="https://devcenter.heroku.com/articles/upgrading-heroku-postgres-databases#upgrading-with-pg-copy" text:style-name="Internet_20_link" text:visited-style-name="Visited_20_Internet_20_Link">upgrade your database</text:a>.</text:p>
      <text:h text:style-name="Heading_20_2" text:outline-level="2"><text:bookmark text:name="designating-a-primary-database"/><text:a xlink:type="simple" xlink:href="https://devcenter.heroku.com/articles/heroku-postgresql?source=post_page---------------------------#designating-a-primary-database" text:style-name="Internet_20_link" text:visited-style-name="Visited_20_Internet_20_Link">Designating a primary database</text:a></text:h>
      <text:p text:style-name="Text_20_body">Heroku apps use the <text:span text:style-name="Source_20_Text">DATABASE_URL</text:span> config var to designate the URL of an app’s primary database. If your app only has one database, its URL is automatically assigned to this config var.</text:p>
      <text:p text:style-name="Text_20_body">For apps with multiple databases, you can set the primary database with the <text:span text:style-name="Source_20_Text">heroku pg:promote</text:span> command:</text:p>
      <text:p text:style-name="Preformatted_20_Text"><text:span text:style-name="Source_20_Text">heroku pg:promote HEROKU_POSTGRESQL_YELLOW</text:span></text:p>
      <text:p text:style-name="P1"><text:soft-page-break/><text:span text:style-name="Source_20_Text">Promoting HEROKU_POSTGRESQL_YELLOW_URL to DATABASE_URL... done</text:span></text:p>
      <text:p text:style-name="Text_20_body">You can specify the “color” identifier or add-on name associated with the database you want to promote.</text:p>
      <text:h text:style-name="Heading_20_2" text:outline-level="2"><text:bookmark text:name="sharing-heroku-postgres-between-applications"/><text:a xlink:type="simple" xlink:href="https://devcenter.heroku.com/articles/heroku-postgresql?source=post_page---------------------------#sharing-heroku-postgres-between-applications" text:style-name="Internet_20_link" text:visited-style-name="Visited_20_Internet_20_Link">Sharing Heroku Postgres between applications</text:a></text:h>
      <text:p text:style-name="Text_20_body">You can share a single Heroku Postgres database between multiple apps with the <text:span text:style-name="Source_20_Text">heroku addons:attach</text:span> command:</text:p>
      <text:p text:style-name="Preformatted_20_Text"><text:span text:style-name="Source_20_Text">heroku addons:attach my-originating-app::DATABASE --app sushi</text:span></text:p>
      <text:p text:style-name="Preformatted_20_Text"><text:span text:style-name="Source_20_Text">Attaching postgresql-addon-name to sushi... done</text:span></text:p>
      <text:p text:style-name="P1"><text:span text:style-name="Source_20_Text">Setting HEROKU_POSTGRESQL_BRONZE vars and restarting sushi... done, v11</text:span></text:p>
      <text:p text:style-name="Text_20_body">The attached database’s URL is assigned to a config var with the name format <text:span text:style-name="Source_20_Text">HEROKU_POSTGRESQL_[COLOR]_URL</text:span>. In the above example, the config var’s name is <text:span text:style-name="Source_20_Text">HEROKU_POSTGRESQL_BRONZE_URL</text:span>.</text:p>
      <text:p text:style-name="Text_20_body">A shared database is not necessarily the primary database for any given app that it’s shared with. You promote a shared database with <text:a xlink:type="simple" xlink:href="https://devcenter.heroku.com/articles/heroku-postgresql?source=post_page---------------------------#designating-a-primary-database" text:style-name="Internet_20_link" text:visited-style-name="Visited_20_Internet_20_Link">the same command</text:a> that you use for any other database.</text:p>
      <text:p text:style-name="Text_20_body">You can stop sharing your Heroku Postgres instance with another app with the <text:span text:style-name="Source_20_Text">heroku addons:detach</text:span> command:</text:p>
      <text:p text:style-name="Preformatted_20_Text"><text:span text:style-name="Source_20_Text">heroku addons:detach HEROKU_POSTGRESQL_BRONZE --app sushi</text:span></text:p>
      <text:p text:style-name="Preformatted_20_Text"><text:span text:style-name="Source_20_Text">Detaching HEROKU_POSTGRESQL_BRONZE to postgresql-addon-name from sushi... done</text:span></text:p>
      <text:p text:style-name="P1"><text:span text:style-name="Source_20_Text">Unsetting HEROKU_POSTGRESQL_BRONZE config vars and restarting sushi... done, v11</text:span></text:p>
      <text:h text:style-name="Heading_20_2" text:outline-level="2"><text:bookmark text:name="version-support"/><text:a xlink:type="simple" xlink:href="https://devcenter.heroku.com/articles/heroku-postgresql?source=post_page---------------------------#version-support" text:style-name="Internet_20_link" text:visited-style-name="Visited_20_Internet_20_Link">Version support</text:a></text:h>
      <text:p text:style-name="Text_20_body">The PostgreSQL project releases new major versions on a yearly basis. Each major version is supported by Heroku Postgres shortly after its release.</text:p>
      <text:p text:style-name="Text_20_body">Heroku Postgres supports at least 3 major versions at a given time. Currently supported versions are:</text:p>
      <text:list xml:id="list4038325345059140678" text:style-name="L2">
        <text:list-item>
          <text:p text:style-name="P13">11 (default) </text:p>
        </text:list-item>
        <text:list-item>
          <text:p text:style-name="P13">10 </text:p>
        </text:list-item>
        <text:list-item>
          <text:p text:style-name="P13">9.6 </text:p>
        </text:list-item>
        <text:list-item>
          <text:p text:style-name="P13">9.5 </text:p>
        </text:list-item>
        <text:list-item>
          <text:p text:style-name="P6">9.4 - deprecating </text:p>
        </text:list-item>
      </text:list>
      <text:p text:style-name="Text_20_body">Users are required to upgrade roughly once every three years. However, you can upgrade your database at any point to gain the benefits of the latest version.</text:p>
      <text:h text:style-name="Heading_20_3" text:outline-level="3"><text:bookmark text:name="migration-of-deprecated-databases"/><text:a xlink:type="simple" xlink:href="https://devcenter.heroku.com/articles/heroku-postgresql?source=post_page---------------------------#migration-of-deprecated-databases" text:style-name="Internet_20_link" text:visited-style-name="Visited_20_Internet_20_Link">Migration of deprecated databases</text:a></text:h>
      <text:p text:style-name="Text_20_body">The PostgreSQL project stops supporting a major version <text:a xlink:type="simple" xlink:href="https://www.postgresql.org/support/versioning/" text:style-name="Internet_20_link" text:visited-style-name="Visited_20_Internet_20_Link">five years after its initial release</text:a>. Heroku Postgres deprecates these versions to ensure no databases run on an unsupported major version of PostgreSQL.</text:p>
      <text:list xml:id="list9145820604699986757" text:style-name="L3">
        <text:list-item>
          <text:p text:style-name="P14">One year before a version’s end of life (EOL), Heroku prevents provisioning a new database on the deprecated version (forks and followers of existing databases are still allowed). </text:p>
        </text:list-item>
        <text:list-item>
          <text:p text:style-name="P14">Six (6) months before EOL, customers receive a notification that they must upgrade and directions on how to do so on your own schedule. </text:p>
        </text:list-item>
        <text:list-item>
          <text:p text:style-name="P7">Three (3) months before EOL, we schedule forced upgrade maintenances for any remaining databases. </text:p>
        </text:list-item>
      </text:list>
      <text:p text:style-name="Text_20_body">Heroku <text:span text:style-name="Strong_20_Emphasis">highly recommends</text:span> that you perform the <text:a xlink:type="simple" xlink:href="https://devcenter.heroku.com/articles/upgrading-heroku-postgres-databases" text:style-name="Internet_20_link" text:visited-style-name="Visited_20_Internet_20_Link">version upgrade</text:a> or <text:a xlink:type="simple" xlink:href="https://devcenter.heroku.com/articles/updating-heroku-postgres-databases" text:style-name="Internet_20_link" text:visited-style-name="Visited_20_Internet_20_Link">update</text:a> prior to support ending, so that you can test compatibility, plan for unforeseen issues, and migrate your database on your own schedule.</text:p>
      <text:h text:style-name="Heading_20_2" text:outline-level="2"><text:bookmark text:name="legacy-infrastructure"/><text:soft-page-break/><text:a xlink:type="simple" xlink:href="https://devcenter.heroku.com/articles/heroku-postgresql?source=post_page---------------------------#legacy-infrastructure" text:style-name="Internet_20_link" text:visited-style-name="Visited_20_Internet_20_Link">Legacy Infrastructure</text:a></text:h>
      <text:p text:style-name="Text_20_body">Heroku also occasionally deprecates old versions of its infrastructure. This typically occurs for one of the following reasons:</text:p>
      <text:list xml:id="list3502471833625208868" text:style-name="L4">
        <text:list-item>
          <text:p text:style-name="P15">The operating system running beneath the database will soon no longer receive security updates. </text:p>
        </text:list-item>
        <text:list-item>
          <text:p text:style-name="P15">Support for the operating system is no longer practical due to its age (if required packages and patches are no longer available or difficult to support). </text:p>
        </text:list-item>
        <text:list-item>
          <text:p text:style-name="P8">The server instances are significantly different from Heroku’s current infrastructure and are impractical to support. </text:p>
        </text:list-item>
      </text:list>
      <text:p text:style-name="Text_20_body">To see if your database is running on legacy infrastructure, use <text:span text:style-name="Source_20_Text">pg:info</text:span>:</text:p>
      <text:p text:style-name="Preformatted_20_Text"><text:span text:style-name="Source_20_Text">heroku pg:info</text:span></text:p>
      <text:p text:style-name="Preformatted_20_Text"/>
      <text:p text:style-name="Preformatted_20_Text"><text:span text:style-name="Source_20_Text">=== HEROKU_POSTGRESQL_MAROON_URL (DATABASE_URL)</text:span></text:p>
      <text:p text:style-name="Preformatted_20_Text"><text:span text:style-name="Source_20_Text">Plan: <text:s text:c="10"/>Ronin</text:span></text:p>
      <text:p text:style-name="Preformatted_20_Text"><text:span text:style-name="Source_20_Text">Status: <text:s text:c="8"/>Available</text:span></text:p>
      <text:p text:style-name="Preformatted_20_Text"><text:span text:style-name="Source_20_Text">Data Size: <text:s text:c="5"/>26.1 MB</text:span></text:p>
      <text:p text:style-name="Preformatted_20_Text"><text:span text:style-name="Source_20_Text">Tables: <text:s text:c="8"/>5</text:span></text:p>
      <text:p text:style-name="Preformatted_20_Text"><text:span text:style-name="Source_20_Text">PG Version: <text:s text:c="4"/>9.5.3</text:span></text:p>
      <text:p text:style-name="Preformatted_20_Text"><text:span text:style-name="Source_20_Text">Connections: <text:s text:c="3"/>2</text:span></text:p>
      <text:p text:style-name="Preformatted_20_Text"><text:span text:style-name="Source_20_Text">Fork/Follow: <text:s text:c="3"/>Available</text:span></text:p>
      <text:p text:style-name="Preformatted_20_Text"><text:span text:style-name="Source_20_Text">Rollback: <text:s text:c="6"/>Unsupported</text:span></text:p>
      <text:p text:style-name="Preformatted_20_Text"><text:span text:style-name="Source_20_Text">Created: <text:s text:c="7"/>2012-05-02 21:54 UTC</text:span></text:p>
      <text:p text:style-name="Preformatted_20_Text"><text:span text:style-name="Source_20_Text">Maintenance: <text:s text:c="3"/>not required (Mondays 23:00 to Tuesdays 03:00 UTC)</text:span></text:p>
      <text:p text:style-name="P1"><text:span text:style-name="Source_20_Text">Infrastructure: Legacy</text:span></text:p>
      <text:h text:style-name="Heading_20_2" text:outline-level="2"><text:bookmark text:name="performance-analytics"/><text:a xlink:type="simple" xlink:href="https://devcenter.heroku.com/articles/heroku-postgresql?source=post_page---------------------------#performance-analytics" text:style-name="Internet_20_link" text:visited-style-name="Visited_20_Internet_20_Link">Performance analytics</text:a></text:h>
      <text:p text:style-name="Text_20_body">Performance analytics is the visibility suite for Heroku Postgres. It enables you to monitor the performance of your database and diagnose potential problems. It consists of several components:</text:p>
      <text:h text:style-name="Heading_20_3" text:outline-level="3"><text:bookmark text:name="expensive-queries"/><text:a xlink:type="simple" xlink:href="https://devcenter.heroku.com/articles/heroku-postgresql?source=post_page---------------------------#expensive-queries" text:style-name="Internet_20_link" text:visited-style-name="Visited_20_Internet_20_Link">Expensive queries</text:a></text:h>
      <text:p text:style-name="Text_20_body">The leading cause of poor database performance is unoptimized queries. The list of your most expensive queries, available through <text:a xlink:type="simple" xlink:href="https://data.heroku.com/" text:style-name="Internet_20_link" text:visited-style-name="Visited_20_Internet_20_Link">data.heroku.com</text:a>, helps to identify and understand the queries that take the most time in your database. <text:a xlink:type="simple" xlink:href="https://devcenter.heroku.com/articles/expensive-queries" text:style-name="Internet_20_link" text:visited-style-name="Visited_20_Internet_20_Link">Full documentation is available here</text:a>.</text:p>
      <text:h text:style-name="Heading_20_3" text:outline-level="3"><text:bookmark text:name="logging"/><text:a xlink:type="simple" xlink:href="https://devcenter.heroku.com/articles/heroku-postgresql?source=post_page---------------------------#logging" text:style-name="Internet_20_link" text:visited-style-name="Visited_20_Internet_20_Link">Logging</text:a></text:h>
      <text:p text:style-name="Text_20_body">If your application/framework emits logs on database access, you can retrieve them through <text:a xlink:type="simple" xlink:href="https://devcenter.heroku.com/articles/logging#log-retrieval" text:style-name="Internet_20_link" text:visited-style-name="Visited_20_Internet_20_Link">Heroku’s log-stream</text:a>:</text:p>
      <text:p text:style-name="P1"><text:span text:style-name="Source_20_Text">heroku logs -t</text:span></text:p>
      <text:p text:style-name="Text_20_body">To see logs from the database service itself, use <text:span text:style-name="Source_20_Text">heroku logs</text:span> with the <text:span text:style-name="Source_20_Text">-p postgres</text:span> option to see only the logs from Postgres:</text:p>
      <text:p text:style-name="P1"><text:span text:style-name="Source_20_Text">heroku logs -p postgres -t</text:span></text:p>
      <text:p text:style-name="Text_20_body">To minimize impact on database performance, logs are delivered on a best-effort basis.</text:p>
      <text:p text:style-name="Text_20_body">Read more about <text:a xlink:type="simple" xlink:href="https://devcenter.heroku.com/articles/postgres-logs-errors" text:style-name="Internet_20_link" text:visited-style-name="Visited_20_Internet_20_Link">Heroku Postgres log statements</text:a>.</text:p>
      <text:h text:style-name="Heading_20_3" text:outline-level="3"><text:bookmark text:name="pg-diagnose"/><text:soft-page-break/><text:a xlink:type="simple" xlink:href="https://devcenter.heroku.com/articles/heroku-postgresql?source=post_page---------------------------#pg-diagnose" text:style-name="Internet_20_link" text:visited-style-name="Visited_20_Internet_20_Link">pg:diagnose</text:a></text:h>
      <text:p text:style-name="Text_20_body"><text:span text:style-name="Source_20_Text">pg:diagnose</text:span> performs a number of useful health and diagnostic checks that help analyze and optimize database performance. It produces a report that you can share with teammates or Heroku Support.</text:p>
      <text:p text:style-name="Text_20_body">Before taking any action based on a report, make sure to carefully consider the impact to your database and application.</text:p>
      <text:p text:style-name="Preformatted_20_Text"><text:span text:style-name="Source_20_Text">heroku pg:diagnose --app sushi</text:span></text:p>
      <text:p text:style-name="Preformatted_20_Text"><text:span text:style-name="Source_20_Text">Report 1234abc… for sushi::HEROKU_POSTGRESQL_MAROON_URL</text:span></text:p>
      <text:p text:style-name="Preformatted_20_Text"><text:span text:style-name="Source_20_Text">available for one month after creation on 2014-07-03 21:29:40.868968+00</text:span></text:p>
      <text:p text:style-name="Preformatted_20_Text"/>
      <text:p text:style-name="Preformatted_20_Text"><text:span text:style-name="Source_20_Text">GREEN: Connection Count</text:span></text:p>
      <text:p text:style-name="Preformatted_20_Text"><text:span text:style-name="Source_20_Text">GREEN: Long Queries</text:span></text:p>
      <text:p text:style-name="Preformatted_20_Text"><text:span text:style-name="Source_20_Text">GREEN: Long Transactions</text:span></text:p>
      <text:p text:style-name="Preformatted_20_Text"><text:span text:style-name="Source_20_Text">GREEN: Idle in Transaction</text:span></text:p>
      <text:p text:style-name="Preformatted_20_Text"><text:span text:style-name="Source_20_Text">GREEN: Indexes</text:span></text:p>
      <text:p text:style-name="Preformatted_20_Text"><text:span text:style-name="Source_20_Text">GREEN: Bloat</text:span></text:p>
      <text:p text:style-name="Preformatted_20_Text"><text:span text:style-name="Source_20_Text">GREEN: Hit Rate</text:span></text:p>
      <text:p text:style-name="Preformatted_20_Text"><text:span text:style-name="Source_20_Text">GREEN: Blocking Queries</text:span></text:p>
      <text:p text:style-name="Preformatted_20_Text"><text:span text:style-name="Source_20_Text">GREEN: Sequences</text:span></text:p>
      <text:p text:style-name="Preformatted_20_Text"><text:span text:style-name="Source_20_Text">GREEN: Table Transaction ID Wraparound</text:span></text:p>
      <text:p text:style-name="Preformatted_20_Text"><text:span text:style-name="Source_20_Text">GREEN: Database Transaction ID Wraparound</text:span></text:p>
      <text:p text:style-name="Preformatted_20_Text"><text:span text:style-name="Source_20_Text">GREEN: Schema Count</text:span></text:p>
      <text:p text:style-name="P1"><text:span text:style-name="Source_20_Text">GREEN: Load</text:span></text:p>
      <text:h text:style-name="Heading_20_4" text:outline-level="4"><text:bookmark text:name="check-connection-count"/><text:a xlink:type="simple" xlink:href="https://devcenter.heroku.com/articles/heroku-postgresql?source=post_page---------------------------#check-connection-count" text:style-name="Internet_20_link" text:visited-style-name="Visited_20_Internet_20_Link">Check: Connection Count</text:a></text:h>
      <text:p text:style-name="Text_20_body">Each Postgres connection requires memory, and database plans have a limit on the number of connections they can accept. If you are using too many connections, consider using a connection pooler such as <text:a xlink:type="simple" xlink:href="https://devcenter.heroku.com/articles/concurrency-and-database-connections#limit-connections-with-pgbouncer" text:style-name="Internet_20_link" text:visited-style-name="Visited_20_Internet_20_Link">PgBouncer</text:a> or migrating to a larger plan with more RAM.</text:p>
      <text:h text:style-name="Heading_20_4" text:outline-level="4"><text:bookmark text:name="checks-long-running-queries-long-transactions-idle-in-transaction"/><text:a xlink:type="simple" xlink:href="https://devcenter.heroku.com/articles/heroku-postgresql?source=post_page---------------------------#checks-long-running-queries-long-transactions-idle-in-transaction" text:style-name="Internet_20_link" text:visited-style-name="Visited_20_Internet_20_Link">Checks: Long Running Queries, Long Transactions, Idle in Transaction</text:a></text:h>
      <text:p text:style-name="Text_20_body">Long-running queries and transactions can cause problems with bloat that prevent <text:a xlink:type="simple" xlink:href="https://devcenter.heroku.com/articles/managing-vacuum-on-heroku-postgres#vacuuming-a-database" text:style-name="Internet_20_link" text:visited-style-name="Visited_20_Internet_20_Link">auto vacuuming</text:a> and cause followers to lag behind. They also create locks on your data, which can prevent other transactions from running. Consider killing long-running queries with <text:a xlink:type="simple" xlink:href="https://devcenter.heroku.com/articles/heroku-postgresql?source=post_page---------------------------#pg-ps-pg-kill-pg-killall" text:style-name="Internet_20_link" text:visited-style-name="Visited_20_Internet_20_Link"><text:span text:style-name="Source_20_Text">pg:kill</text:span></text:a>.</text:p>
      <text:p text:style-name="Text_20_body">Backends that are <text:span text:style-name="Source_20_Text">idle in transaction</text:span> are backends that are waiting on the client to finish the transaction, either through <text:span text:style-name="Source_20_Text">COMMIT;</text:span> or <text:span text:style-name="Source_20_Text">ROLLBACK</text:span>. Clients that have improperly disconnected may leave backends in this state, and they should be terminated with <text:span text:style-name="Source_20_Text">pg:kill --force</text:span> if left open.</text:p>
      <text:h text:style-name="Heading_20_4" text:outline-level="4"><text:bookmark text:name="check-indexes"/><text:a xlink:type="simple" xlink:href="https://devcenter.heroku.com/articles/heroku-postgresql?source=post_page---------------------------#check-indexes" text:style-name="Internet_20_link" text:visited-style-name="Visited_20_Internet_20_Link">Check: Indexes</text:a></text:h>
      <text:p text:style-name="Text_20_body">The Indexes check includes three classes of indexes.</text:p>
      <text:p text:style-name="Text_20_body"><text:span text:style-name="Strong_20_Emphasis">Never Used Indexes</text:span> have not been used (since the last manual database statistics refresh). These indexes are typically safe to drop, unless they are in use on a follower.</text:p>
      <text:p text:style-name="Text_20_body"><text:span text:style-name="Strong_20_Emphasis">Low Scans, High Writes</text:span> indexes are used, but infrequently relative to their write volume. Indexes are updated on every write, so are especially costly on a high write table. Consider the cost of slower writes against the performance improvements that these indexes provide.</text:p>
      <text:p text:style-name="Text_20_body"><text:span text:style-name="Strong_20_Emphasis">Seldom used Large Indexes</text:span> are not used often and take up significant space both on disk and in cache (RAM). These indexes may still be important to your application, for example, if they are used by periodic jobs or infrequent traffic patterns.</text:p>
      <text:p text:style-name="Text_20_body">Index usage is only tracked on the database receiving the query. If you use followers for reads, this check will not account for usage made against the follower and is likely inaccurate.</text:p>
      <text:h text:style-name="Heading_20_4" text:outline-level="4"><text:bookmark text:name="check-bloat"/><text:soft-page-break/><text:a xlink:type="simple" xlink:href="https://devcenter.heroku.com/articles/heroku-postgresql?source=post_page---------------------------#check-bloat" text:style-name="Internet_20_link" text:visited-style-name="Visited_20_Internet_20_Link">Check: Bloat</text:a></text:h>
      <text:p text:style-name="Text_20_body">Because Postgres uses <text:a xlink:type="simple" xlink:href="https://devcenter.heroku.com/articles/postgresql-concurrency" text:style-name="Internet_20_link" text:visited-style-name="Visited_20_Internet_20_Link">MVCC</text:a> old versions of updated or deleted rows are simply made invisible rather than modified in place. Under normal operation an <text:a xlink:type="simple" xlink:href="https://devcenter.heroku.com/articles/managing-vacuum-on-heroku-postgres#vacuuming-a-database" text:style-name="Internet_20_link" text:visited-style-name="Visited_20_Internet_20_Link">auto vacuum</text:a> process goes through and asynchronously cleans these up. However sometimes it cannot work fast enough or otherwise cannot prevent some tables from becoming bloated. High bloat can slow down queries, waste space, and even increase load as the database spends more time looking through dead rows.</text:p>
      <text:p text:style-name="Text_20_body">You can manually vacuum a table with the <text:span text:style-name="Source_20_Text">VACUUM (VERBOSE, ANALYZE);</text:span> command in <text:span text:style-name="Source_20_Text">psql</text:span>. If this occurs frequently you may want to <text:a xlink:type="simple" xlink:href="https://devcenter.heroku.com/articles/managing-vacuum-on-heroku-postgres#automatic-vacuuming-with-autovacuum" text:style-name="Internet_20_link" text:visited-style-name="Visited_20_Internet_20_Link">make autovacuum more aggressive</text:a>.</text:p>
      <text:p text:style-name="Text_20_body">It’s important to note that the bloat estimaton calculation may not be accurate for tables that use columns that do not have column statistics, such as <text:span text:style-name="Source_20_Text">json</text:span> columns. This is especially pronounced on Postgres 9.4 and below.</text:p>
      <text:h text:style-name="Heading_20_4" text:outline-level="4"><text:bookmark text:name="check-hit-rate"/><text:a xlink:type="simple" xlink:href="https://devcenter.heroku.com/articles/heroku-postgresql?source=post_page---------------------------#check-hit-rate" text:style-name="Internet_20_link" text:visited-style-name="Visited_20_Internet_20_Link">Check: Hit Rate</text:a></text:h>
      <text:p text:style-name="Text_20_body">This checks the overall index hit rate, the overall cache hit rate, and the individual index hit rate per table. Databases with lower cache hit rates perform significantly worse as they have to hit disk instead of reading from memory. Consider migrating to a <text:a xlink:type="simple" xlink:href="https://devcenter.heroku.com/articles/heroku-postgres-plans#determining-required-cache-size" text:style-name="Internet_20_link" text:visited-style-name="Visited_20_Internet_20_Link">larger plan</text:a> for low cache hit rates, and adding appropriate indexes for low index hit rates.</text:p>
      <text:p text:style-name="Text_20_body">The overall cache hit rate is calculated as a ratio of table data blocks fetched from the Postgres buffer cache against the sum of cached blocks and un-cached blocks read from disk. On larger plans, the cache hit ratio may be lower but performance remains constant, as the remainder of the data is cached in memory by the OS rather than Postgres.</text:p>
      <text:p text:style-name="Text_20_body">The overall index hit rate is calculated as a ratio of index blocks fetched from the Postgres buffer cache against the sum of cached indexed blocks and un-cached index blocks read from disk. On larger plans, the index hit ratio may be lower, but performance remains constant, as the remainder of the index data is cached in memory by the OS rather than Postgres.</text:p>
      <text:p text:style-name="Text_20_body">The individual index hit rate per table is calculated as a ratio of index scans against a table versus the sum of sequential scans and index scans against the table.</text:p>
      <text:h text:style-name="Heading_20_4" text:outline-level="4"><text:bookmark text:name="check-blocking-queries"/><text:a xlink:type="simple" xlink:href="https://devcenter.heroku.com/articles/heroku-postgresql?source=post_page---------------------------#check-blocking-queries" text:style-name="Internet_20_link" text:visited-style-name="Visited_20_Internet_20_Link">Check: Blocking Queries</text:a></text:h>
      <text:p text:style-name="Text_20_body">Some queries can take locks that block other queries from running. Normally these locks are acquired and released very quickly and do not cause any issues. In pathological situations however some queries can take locks that cause significant problems if held too long. You may want to consider killing the query with <text:a xlink:type="simple" xlink:href="https://devcenter.heroku.com/articles/heroku-postgresql?source=post_page---------------------------#pg-ps-pg-kill-pg-killall" text:style-name="Internet_20_link" text:visited-style-name="Visited_20_Internet_20_Link"><text:span text:style-name="Source_20_Text">pg:kill</text:span></text:a>.</text:p>
      <text:h text:style-name="Heading_20_4" text:outline-level="4"><text:bookmark text:name="check-sequences"/><text:a xlink:type="simple" xlink:href="https://devcenter.heroku.com/articles/heroku-postgresql?source=post_page---------------------------#check-sequences" text:style-name="Internet_20_link" text:visited-style-name="Visited_20_Internet_20_Link">Check: Sequences</text:a></text:h>
      <text:p text:style-name="Text_20_body">This looks at 32bit <text:span text:style-name="Source_20_Text">integer</text:span> (aka int4) columns that have associated sequences, and reports on those that are getting close to the maximum value for 32bit ints. You should migrate these columns to 64bit <text:span text:style-name="Source_20_Text">bigint</text:span> (aka int8) columns to avoid overflow. An example of such a migration is <text:span text:style-name="Source_20_Text">alter table products alter column id type bigint;</text:span>. Changing the column type can be an expensive operation, and sufficient planning should be made for this on large tables. There is no reason to prefer <text:span text:style-name="Source_20_Text">integer</text:span> columns over <text:span text:style-name="Source_20_Text">bigint</text:span> columns (aside from composite indexes) on Heroku Postgres due to alignemnt considerations on 64bit systems.</text:p>
      <text:p text:style-name="Text_20_body">This check will be skipped if there are more than 100 <text:span text:style-name="Source_20_Text">integer</text:span> (int4) columns.</text:p>
      <text:h text:style-name="Heading_20_4" text:outline-level="4"><text:bookmark text:name="check-table-transaction-id-wraparound-database-transaction-id-wraparound"/><text:a xlink:type="simple" xlink:href="https://devcenter.heroku.com/articles/heroku-postgresql?source=post_page---------------------------#check-table-transaction-id-wraparound-database-transaction-id-wraparound" text:style-name="Internet_20_link" text:visited-style-name="Visited_20_Internet_20_Link">Check: Table Transaction ID Wraparound, Database Transaction ID Wraparound</text:a></text:h>
      <text:p text:style-name="Text_20_body">These checks determine how close individual tables are, or a database is, to <text:a xlink:type="simple" xlink:href="https://www.postgresql.org/docs/current/routine-vacuuming.html#VACUUM-FOR-WRAPAROUND" text:style-name="Internet_20_link" text:visited-style-name="Visited_20_Internet_20_Link">transaction ID wraparound</text:a>. This is a very rare scenario in which due to autovacuum operations being unable to keep up on very frequently updated <text:soft-page-break/>tables, these tables are in danger of the transaction ID for that table, or database, wrapping around and resulting in data loss. To prevent this, Postgres will prevent new writes cluster wide until this is resolved, impacting availability. These checks return the table and database names if over 50% of the transaction ID space has been used.</text:p>
      <text:h text:style-name="Heading_20_4" text:outline-level="4"><text:bookmark text:name="check-schema-count"/><text:a xlink:type="simple" xlink:href="https://devcenter.heroku.com/articles/heroku-postgresql?source=post_page---------------------------#check-schema-count" text:style-name="Internet_20_link" text:visited-style-name="Visited_20_Internet_20_Link">Check: Schema Count</text:a></text:h>
      <text:p text:style-name="Text_20_body">This check counts the number of schema are present in the database, returning a yellow warning for over 19 schema, and a red warning over 50 schema. Postgres performance and the ability to take successful logical backups can be affected significantly with very large numbers of schema, and we recommend to maintain no more than 50 schema.</text:p>
      <text:h text:style-name="Heading_20_4" text:outline-level="4"><text:bookmark text:name="check-load"/><text:a xlink:type="simple" xlink:href="https://devcenter.heroku.com/articles/heroku-postgresql?source=post_page---------------------------#check-load" text:style-name="Internet_20_link" text:visited-style-name="Visited_20_Internet_20_Link">Check: Load</text:a></text:h>
      <text:p text:style-name="Text_20_body">There are many, many reasons that load can be high on a database: bloat, CPU intensive queries, index building, and simply too much activity on the database. Review your access patterns, and consider migrating to a <text:a xlink:type="simple" xlink:href="https://devcenter.heroku.com/articles/heroku-postgres-plans" text:style-name="Internet_20_link" text:visited-style-name="Visited_20_Internet_20_Link">larger plan</text:a> which would have a more powerful processor.</text:p>
      <text:h text:style-name="Heading_20_2" text:outline-level="2"><text:bookmark text:name="local-setup"/><text:a xlink:type="simple" xlink:href="https://devcenter.heroku.com/articles/heroku-postgresql?source=post_page---------------------------#local-setup" text:style-name="Internet_20_link" text:visited-style-name="Visited_20_Internet_20_Link">Local setup</text:a></text:h>
      <text:list xml:id="list2651590347793915504" text:style-name="L5">
        <text:list-item>
          <text:p text:style-name="P16"><text:a xlink:type="simple" xlink:href="https://devcenter.heroku.com/articles/heroku-postgresql#set-up-postgres-on-mac" text:style-name="Internet_20_link" text:visited-style-name="Visited_20_Internet_20_Link">Mac setup</text:a> </text:p>
        </text:list-item>
        <text:list-item>
          <text:p text:style-name="P16"><text:a xlink:type="simple" xlink:href="https://devcenter.heroku.com/articles/heroku-postgresql#set-up-postgres-on-windows" text:style-name="Internet_20_link" text:visited-style-name="Visited_20_Internet_20_Link">Windows setup</text:a> </text:p>
        </text:list-item>
        <text:list-item>
          <text:p text:style-name="P9"><text:a xlink:type="simple" xlink:href="https://devcenter.heroku.com/articles/heroku-postgresql#set-up-postgres-on-linux" text:style-name="Internet_20_link" text:visited-style-name="Visited_20_Internet_20_Link">Linux setup</text:a> </text:p>
        </text:list-item>
      </text:list>
      <text:p text:style-name="Text_20_body">Heroku recommends running Postgres locally <text:a xlink:type="simple" xlink:href="http://www.12factor.net/dev-prod-parity" text:style-name="Internet_20_link" text:visited-style-name="Visited_20_Internet_20_Link">to ensure parity between environments</text:a>. There are several pre-packaged installers for installing PostgreSQL in your local environment.</text:p>
      <text:p text:style-name="Text_20_body">Once Postgres is installed and you can connect, you’ll need to export the DATABASE_URL environment variable for your app to connect to it when running locally:</text:p>
      <text:p text:style-name="P1"><text:span text:style-name="Source_20_Text">-- for Mac and Linux</text:span></text:p>
      <text:p text:style-name="Preformatted_20_Text"><text:span text:style-name="Source_20_Text">export DATABASE_URL=postgres://$(whoami)</text:span></text:p>
      <text:p text:style-name="P1"><text:span text:style-name="Source_20_Text">-- for Windows</text:span></text:p>
      <text:p text:style-name="P1"><text:span text:style-name="Source_20_Text">set DATABASE_URL=postgres://$(whoami)</text:span></text:p>
      <text:p text:style-name="Text_20_body">This tells Postgres to connect locally to the database matching your user account name (which is set up as part of installation).</text:p>
      <text:h text:style-name="Heading_20_3" text:outline-level="3"><text:bookmark text:name="set-up-postgres-on-mac"/><text:a xlink:type="simple" xlink:href="https://devcenter.heroku.com/articles/heroku-postgresql?source=post_page---------------------------#set-up-postgres-on-mac" text:style-name="Internet_20_link" text:visited-style-name="Visited_20_Internet_20_Link">Set up Postgres on Mac</text:a></text:h>
      <text:p text:style-name="Text_20_body">Postgres.app requires Mac OS 10.7 or above.</text:p>
      <text:list xml:id="list212572209100122147" text:style-name="L6">
        <text:list-item>
          <text:p text:style-name="P17">Install <text:a xlink:type="simple" xlink:href="http://postgresapp.com/" text:style-name="Internet_20_link" text:visited-style-name="Visited_20_Internet_20_Link">Postgres.app</text:a> and follow setup instructions. </text:p>
        </text:list-item>
        <text:list-item>
          <text:p text:style-name="P17">Install the <text:a xlink:type="simple" xlink:href="http://postgresapp.com/documentation/cli-tools.html" text:style-name="Internet_20_link" text:visited-style-name="Visited_20_Internet_20_Link">postgres CLI tools</text:a>. </text:p>
        </text:list-item>
        <text:list-item>
          <text:p text:style-name="P17">Open up a new terminal window to ensure your changes have been saved. </text:p>
        </text:list-item>
        <text:list-item>
          <text:p text:style-name="P10">Verify that it worked correctly. The OS X version of <text:span text:style-name="Source_20_Text">psql</text:span> should point to the path containing the <text:span text:style-name="Source_20_Text">Postgres.app</text:span> directory. </text:p>
        </text:list-item>
      </text:list>
      <text:p text:style-name="Text_20_body">If you are using version 9.5, the output looks similar to this:</text:p>
      <text:p text:style-name="Preformatted_20_Text"><text:span text:style-name="Source_20_Text">which psql</text:span></text:p>
      <text:p text:style-name="P1"><text:span text:style-name="Source_20_Text">/Applications/Postgres.app/Contents/Versions/latest/bin/psql</text:span></text:p>
      <text:p text:style-name="Text_20_body">This command should work correctly:</text:p>
      <text:p text:style-name="P1"><text:soft-page-break/><text:span text:style-name="Source_20_Text">createdb</text:span></text:p>
      <text:p text:style-name="Preformatted_20_Text"><text:span text:style-name="Source_20_Text"><text:s/>psql -h localhost</text:span></text:p>
      <text:p text:style-name="Preformatted_20_Text"><text:span text:style-name="Source_20_Text">psql (9.5.2)</text:span></text:p>
      <text:p text:style-name="Preformatted_20_Text"><text:span text:style-name="Source_20_Text">Type "help" for help.</text:span></text:p>
      <text:p text:style-name="P1"><text:span text:style-name="Source_20_Text">=# \q</text:span></text:p>
      <text:p text:style-name="Text_20_body">Also verify that the app is set to <text:span text:style-name="Emphasis">automatically</text:span> start at login.</text:p>
      <text:p text:style-name="Text_20_body">PostgreSQL ships with several useful binaries, such as <text:span text:style-name="Source_20_Text">pg_dump</text:span> and <text:span text:style-name="Source_20_Text">pg_restore</text:span>, that you will likely want to use. Add the <text:span text:style-name="Source_20_Text">/bin</text:span> directory that ships with Postgres.app to your PATH (preferably in <text:span text:style-name="Source_20_Text">.profile</text:span>, <text:span text:style-name="Source_20_Text">.bashrc</text:span>, <text:span text:style-name="Source_20_Text">.zshrc</text:span>, or the like to make sure this is set for every terminal session):</text:p>
      <text:p text:style-name="P1"><text:span text:style-name="Source_20_Text">PATH="/Applications/Postgres.app/Contents/Versions/latest/bin:$PATH"</text:span></text:p>
      <text:h text:style-name="Heading_20_3" text:outline-level="3"><text:bookmark text:name="set-up-postgres-on-windows"/><text:a xlink:type="simple" xlink:href="https://devcenter.heroku.com/articles/heroku-postgresql?source=post_page---------------------------#set-up-postgres-on-windows" text:style-name="Internet_20_link" text:visited-style-name="Visited_20_Internet_20_Link">Set up Postgres on Windows</text:a></text:h>
      <text:p text:style-name="Text_20_body">Install Postgres on Windows by using the <text:a xlink:type="simple" xlink:href="http://www.enterprisedb.com/products-services-training/pgdownload#windows" text:style-name="Internet_20_link" text:visited-style-name="Visited_20_Internet_20_Link">Windows installer</text:a>.</text:p>
      <text:p text:style-name="Text_20_body">Remember to update your PATH environment variable to add the <text:span text:style-name="Source_20_Text">bin</text:span> directory of your Postgres installation. The directory will be similar to this: <text:span text:style-name="Source_20_Text">C:\Program Files\PostgreSQL\&lt;VERSION&gt;\bin</text:span>. If you forget to update your PATH, commands like <text:span text:style-name="Source_20_Text">heroku pg:psql</text:span> won’t work.</text:p>
      <text:h text:style-name="Heading_20_3" text:outline-level="3"><text:bookmark text:name="set-up-postgres-on-linux"/><text:a xlink:type="simple" xlink:href="https://devcenter.heroku.com/articles/heroku-postgresql?source=post_page---------------------------#set-up-postgres-on-linux" text:style-name="Internet_20_link" text:visited-style-name="Visited_20_Internet_20_Link">Set up Postgres on Linux</text:a></text:h>
      <text:p text:style-name="Text_20_body">Install Postgres via your package manager. The actual package manager command you use will depend on your distribution. The following will work on Ubuntu, Debian, and other Debian-derived distributions:</text:p>
      <text:p text:style-name="P1"><text:span text:style-name="Source_20_Text">sudo apt-get install postgresql</text:span></text:p>
      <text:p text:style-name="Text_20_body">If you do not have a package manager on your distribution or the Postgres package is not available, install Postgres on Linux using one of the <text:a xlink:type="simple" xlink:href="http://www.enterprisedb.com/products-services-training/pgdownload" text:style-name="Internet_20_link" text:visited-style-name="Visited_20_Internet_20_Link">Generic installers</text:a>.</text:p>
      <text:p text:style-name="Text_20_body">The <text:span text:style-name="Source_20_Text">psql</text:span> client will typically be installed in <text:span text:style-name="Source_20_Text">/usr/bin</text:span>:</text:p>
      <text:p text:style-name="Preformatted_20_Text"><text:span text:style-name="Source_20_Text">which psql</text:span></text:p>
      <text:p text:style-name="P1"><text:span text:style-name="Source_20_Text">/usr/bin/psql</text:span></text:p>
      <text:p text:style-name="Text_20_body">and the command should work correctly:</text:p>
      <text:p text:style-name="Preformatted_20_Text"><text:span text:style-name="Source_20_Text">psql</text:span></text:p>
      <text:p text:style-name="Preformatted_20_Text"><text:span text:style-name="Source_20_Text">psql (9.3.5)</text:span></text:p>
      <text:p text:style-name="Preformatted_20_Text"><text:span text:style-name="Source_20_Text">Type "help" for help.</text:span></text:p>
      <text:p text:style-name="P1"><text:span text:style-name="Source_20_Text">maciek# \q</text:span></text:p>
      <text:h text:style-name="Heading_20_2" text:outline-level="2"><text:bookmark text:name="using-the-cli"/><text:a xlink:type="simple" xlink:href="https://devcenter.heroku.com/articles/heroku-postgresql?source=post_page---------------------------#using-the-cli" text:style-name="Internet_20_link" text:visited-style-name="Visited_20_Internet_20_Link">Using the CLI</text:a></text:h>
      <text:p text:style-name="Text_20_body">Heroku Postgres is integrated directly into the <text:a xlink:type="simple" xlink:href="https://devcenter.heroku.com/articles/heroku-cli" text:style-name="Internet_20_link" text:visited-style-name="Visited_20_Internet_20_Link">Heroku CLI</text:a> and offers many helpful commands that simplify common database tasks.</text:p>
      <text:h text:style-name="Heading_20_3" text:outline-level="3"><text:bookmark text:name="pg-info"/><text:a xlink:type="simple" xlink:href="https://devcenter.heroku.com/articles/heroku-postgresql?source=post_page---------------------------#pg-info" text:style-name="Internet_20_link" text:visited-style-name="Visited_20_Internet_20_Link">pg:info</text:a></text:h>
      <text:p text:style-name="Text_20_body">To see all PostgreSQL databases provisioned by your application and the identifying characteristics of each (such as database size, status, number of tables, and PG version), use the <text:span text:style-name="Source_20_Text">heroku pg:info</text:span> command:</text:p>
      <text:p text:style-name="Preformatted_20_Text"><text:span text:style-name="Source_20_Text">heroku pg:info</text:span></text:p>
      <text:p text:style-name="Preformatted_20_Text"><text:span text:style-name="Source_20_Text">=== HEROKU_POSTGRESQL_RED</text:span></text:p>
      <text:p text:style-name="Preformatted_20_Text"><text:soft-page-break/><text:span text:style-name="Source_20_Text">Plan <text:s text:c="8"/>Standard 0</text:span></text:p>
      <text:p text:style-name="Preformatted_20_Text"><text:span text:style-name="Source_20_Text">Status <text:s text:c="6"/>available</text:span></text:p>
      <text:p text:style-name="Preformatted_20_Text"><text:span text:style-name="Source_20_Text">Data Size <text:s text:c="3"/>82.8 GB</text:span></text:p>
      <text:p text:style-name="Preformatted_20_Text"><text:span text:style-name="Source_20_Text">Tables <text:s text:c="6"/>13</text:span></text:p>
      <text:p text:style-name="Preformatted_20_Text"><text:span text:style-name="Source_20_Text">PG Version <text:s text:c="2"/>9.5.3</text:span></text:p>
      <text:p text:style-name="Preformatted_20_Text"><text:span text:style-name="Source_20_Text">Created <text:s text:c="5"/>2012-02-15 09:58 PDT</text:span></text:p>
      <text:p text:style-name="Preformatted_20_Text"><text:span text:style-name="Source_20_Text">=== HEROKU_POSTGRESQL_GRAY</text:span></text:p>
      <text:p text:style-name="Preformatted_20_Text"><text:span text:style-name="Source_20_Text">Plan <text:s text:c="8"/>Standard 2</text:span></text:p>
      <text:p text:style-name="Preformatted_20_Text"><text:span text:style-name="Source_20_Text">Status <text:s text:c="6"/>available</text:span></text:p>
      <text:p text:style-name="Preformatted_20_Text"><text:span text:style-name="Source_20_Text">Data Size <text:s text:c="3"/>82.8 GB</text:span></text:p>
      <text:p text:style-name="P1"><text:span text:style-name="Source_20_Text">…</text:span></text:p>
      <text:p text:style-name="Text_20_body">To continuously monitor the status of your database, pass <text:span text:style-name="Source_20_Text">pg:info</text:span> through the <text:a xlink:type="simple" xlink:href="http://en.wikipedia.org/wiki/Watch_(Unix)" text:style-name="Internet_20_link" text:visited-style-name="Visited_20_Internet_20_Link">unix watch command</text:a>:</text:p>
      <text:p text:style-name="P1"><text:span text:style-name="Source_20_Text">watch heroku pg:info</text:span></text:p>
      <text:h text:style-name="Heading_20_3" text:outline-level="3"><text:bookmark text:name="pg-psql"/><text:a xlink:type="simple" xlink:href="https://devcenter.heroku.com/articles/heroku-postgresql?source=post_page---------------------------#pg-psql" text:style-name="Internet_20_link" text:visited-style-name="Visited_20_Internet_20_Link">pg:psql</text:a></text:h>
      <text:p text:style-name="Text_20_body"><text:span text:style-name="Source_20_Text">psql</text:span> is the native <text:a xlink:type="simple" xlink:href="http://www.postgresql.org/docs/current/static/app-psql.html" text:style-name="Internet_20_link" text:visited-style-name="Visited_20_Internet_20_Link">PostgreSQL interactive terminal</text:a> and is used to execute queries and issue commands to the connected database.</text:p>
      <text:p text:style-name="Text_20_body">To establish a <text:span text:style-name="Source_20_Text">psql</text:span> session with your remote database, use <text:span text:style-name="Source_20_Text">heroku pg:psql</text:span>.</text:p>
      <text:p text:style-name="Text_20_body">You must have PostgreSQL <text:a xlink:type="simple" xlink:href="https://devcenter.heroku.com/articles/heroku-postgresql?source=post_page---------------------------#local-setup" text:style-name="Internet_20_link" text:visited-style-name="Visited_20_Internet_20_Link">installed on your system</text:a> to use <text:span text:style-name="Source_20_Text">heroku pg:psql</text:span>.</text:p>
      <text:p text:style-name="Preformatted_20_Text"><text:span text:style-name="Source_20_Text">heroku pg:psql</text:span></text:p>
      <text:p text:style-name="Preformatted_20_Text"><text:span text:style-name="Source_20_Text">Connecting to HEROKU_POSTGRESQL_RED... done</text:span></text:p>
      <text:p text:style-name="Preformatted_20_Text"><text:span text:style-name="Source_20_Text">psql (9.5.3, server 9.5.3)</text:span></text:p>
      <text:p text:style-name="Preformatted_20_Text"><text:span text:style-name="Source_20_Text">SSL connection (cipher: DHE-RSA-AES256-SHA, bits: 256)</text:span></text:p>
      <text:p text:style-name="Preformatted_20_Text"><text:span text:style-name="Source_20_Text">Type "help" for help.</text:span></text:p>
      <text:p text:style-name="Preformatted_20_Text"/>
      <text:p text:style-name="P1"><text:span text:style-name="Source_20_Text">rd2lk8ev3jt5j50=&gt; SELECT * FROM users;</text:span></text:p>
      <text:p text:style-name="Text_20_body">If you have more than one database, specify the database to connect to (just the color works as a shorthand) as the first argument to the command (the database located at <text:span text:style-name="Source_20_Text">DATABASE_URL</text:span> is used by default).</text:p>
      <text:p text:style-name="Preformatted_20_Text"><text:span text:style-name="Source_20_Text">heroku pg:psql gray</text:span></text:p>
      <text:p text:style-name="Preformatted_20_Text"><text:span text:style-name="Source_20_Text">Connecting to HEROKU_POSTGRESQL_GRAY... done</text:span></text:p>
      <text:p text:style-name="P1"><text:span text:style-name="Source_20_Text">...</text:span></text:p>
      <text:h text:style-name="Heading_20_3" text:outline-level="3"><text:bookmark text:name="pg-push-and-pg-pull"/><text:a xlink:type="simple" xlink:href="https://devcenter.heroku.com/articles/heroku-postgresql?source=post_page---------------------------#pg-push-and-pg-pull" text:style-name="Internet_20_link" text:visited-style-name="Visited_20_Internet_20_Link">pg:push and pg:pull</text:a></text:h>
      <text:p text:style-name="Text_20_body">For a more in depth guide on working with backups, read <text:a xlink:type="simple" xlink:href="https://devcenter.heroku.com/articles/heroku-postgres-import-export" text:style-name="Internet_20_link" text:visited-style-name="Visited_20_Internet_20_Link">the import and export guide.</text:a></text:p>
      <text:h text:style-name="Heading_20_4" text:outline-level="4"><text:bookmark text:name="pg-pull"/><text:a xlink:type="simple" xlink:href="https://devcenter.heroku.com/articles/heroku-postgresql?source=post_page---------------------------#pg-pull" text:style-name="Internet_20_link" text:visited-style-name="Visited_20_Internet_20_Link">pg:pull</text:a></text:h>
      <text:p text:style-name="Text_20_body"><text:span text:style-name="Source_20_Text">pg:pull</text:span> can be used to pull remote data from a Heroku Postgres database to a database on your local machine. The command looks like this:</text:p>
      <text:p text:style-name="P1"><text:span text:style-name="Source_20_Text">heroku pg:pull HEROKU_POSTGRESQL_MAGENTA mylocaldb --app sushi</text:span></text:p>
      <text:p text:style-name="Text_20_body">This command creates a new local database named <text:span text:style-name="Source_20_Text">mylocaldb</text:span> and then pulls data from the database at <text:span text:style-name="Source_20_Text">DATABASE_URL</text:span> from the app <text:span text:style-name="Source_20_Text">sushi</text:span>. To prevent accidental data overwrites and loss, the local database <text:span text:style-name="Emphasis">must not already exist</text:span>. You will be prompted to drop an already existing local database before proceeding.</text:p>
      <text:p text:style-name="Text_20_body">If providing a Postgres user or password for your local DB is necessary, use the appropriate environment variables like so:</text:p>
      <text:p text:style-name="P1"><text:span text:style-name="Source_20_Text">PGUSER=postgres PGPASSWORD=password heroku pg:pull HEROKU_POSTGRESQL_MAGENTA mylocaldb </text:span><text:soft-page-break/><text:span text:style-name="Source_20_Text">--app sushi</text:span></text:p>
      <text:p text:style-name="Text_20_body">As with all <text:span text:style-name="Source_20_Text">pg:*</text:span> commands, you can use shorthand database identifiers here. For example, to pull data from <text:span text:style-name="Source_20_Text">HEROKU_POSTGRESQL_RED</text:span> on the app <text:span text:style-name="Source_20_Text">sushi</text:span>, you could run <text:span text:style-name="Source_20_Text">heroku pg:pull sushi::RED mylocaldb</text:span>.</text:p>
      <text:h text:style-name="Heading_20_4" text:outline-level="4"><text:bookmark text:name="pg-push"/><text:a xlink:type="simple" xlink:href="https://devcenter.heroku.com/articles/heroku-postgresql?source=post_page---------------------------#pg-push" text:style-name="Internet_20_link" text:visited-style-name="Visited_20_Internet_20_Link">pg:push</text:a></text:h>
      <text:p text:style-name="Text_20_body"><text:span text:style-name="Source_20_Text">pg:push</text:span> pushes data from a local database into a remote Heroku Postgres database. The command looks like this:</text:p>
      <text:p text:style-name="P1"><text:span text:style-name="Source_20_Text">heroku pg:push mylocaldb HEROKU_POSTGRESQL_MAGENTA --app sushi</text:span></text:p>
      <text:p text:style-name="Text_20_body">This command takes the local database <text:span text:style-name="Source_20_Text">mylocaldb</text:span> and pushes it to the database at <text:span text:style-name="Source_20_Text">DATABASE_URL</text:span> on the app <text:span text:style-name="Source_20_Text">sushi</text:span>. To prevent accidental data overwrites and loss, the remote database <text:span text:style-name="Emphasis">must be empty</text:span>. You will be prompted to <text:span text:style-name="Source_20_Text">pg:reset</text:span> a remote database that is not empty.</text:p>
      <text:p text:style-name="Text_20_body">Usage of the <text:span text:style-name="Source_20_Text">PGUSER</text:span> and <text:span text:style-name="Source_20_Text">PGPASSWORD</text:span> for your local database is also supported for <text:span text:style-name="Source_20_Text">pg:push</text:span>, just like for the <text:span text:style-name="Source_20_Text">pg:pull</text:span> command.</text:p>
      <text:h text:style-name="Heading_20_4" text:outline-level="4"><text:bookmark text:name="troubleshooting"/><text:a xlink:type="simple" xlink:href="https://devcenter.heroku.com/articles/heroku-postgresql?source=post_page---------------------------#troubleshooting" text:style-name="Internet_20_link" text:visited-style-name="Visited_20_Internet_20_Link">Troubleshooting</text:a></text:h>
      <text:p text:style-name="Text_20_body">These commands rely on the <text:span text:style-name="Source_20_Text">pg_dump</text:span> and <text:span text:style-name="Source_20_Text">pg_restore</text:span> binaries that are included in a Postgres installation. It is somewhat common, however, for the wrong binaries to be loaded in <text:span text:style-name="Source_20_Text">$PATH</text:span>. Errors such as</text:p>
      <text:p text:style-name="Preformatted_20_Text"><text:span text:style-name="Source_20_Text">! <text:s text:c="3"/>createdb: could not connect to database postgres: could not connect to server: No such file or directory</text:span></text:p>
      <text:p text:style-name="Preformatted_20_Text"><text:span text:style-name="Source_20_Text">! <text:s text:c="5"/>Is the server running locally and accepting</text:span></text:p>
      <text:p text:style-name="Preformatted_20_Text"><text:span text:style-name="Source_20_Text">! <text:s text:c="5"/>connections on Unix domain socket "/var/pgsql_socket/.s.PGSQL.5432"?</text:span></text:p>
      <text:p text:style-name="Preformatted_20_Text"><text:span text:style-name="Source_20_Text">!</text:span></text:p>
      <text:p text:style-name="P1"><text:span text:style-name="Source_20_Text">! <text:s text:c="3"/>Unable to create new local database. Ensure your local Postgres is working and try again.</text:span></text:p>
      <text:p text:style-name="Text_20_body">and</text:p>
      <text:p text:style-name="Preformatted_20_Text"><text:span text:style-name="Source_20_Text">pg_dump: server version: 9.5.3; pg_dump version: 9.5.3</text:span></text:p>
      <text:p text:style-name="Preformatted_20_Text"><text:span text:style-name="Source_20_Text">pg_dump: aborting because of server version mismatch</text:span></text:p>
      <text:p text:style-name="Preformatted_20_Text"><text:span text:style-name="Source_20_Text">pg_dump: *** aborted because of error</text:span></text:p>
      <text:p text:style-name="P1"><text:span text:style-name="Source_20_Text">pg_restore: [archiver] input file is too short (read 0, expected 5)</text:span></text:p>
      <text:p text:style-name="Text_20_body">are both often a result of this incorrect <text:span text:style-name="Source_20_Text">$PATH</text:span> problem. This problem is especially common with Postgres.app users, as the post-install step of adding <text:span text:style-name="Source_20_Text">/Applications/Postgres.app/Contents/MacOS/bin</text:span> to <text:span text:style-name="Source_20_Text">$PATH</text:span> is easy to forget.</text:p>
      <text:h text:style-name="Heading_20_3" text:outline-level="3"><text:bookmark text:name="pg-ps-pg-kill-pg-killall"/><text:a xlink:type="simple" xlink:href="https://devcenter.heroku.com/articles/heroku-postgresql?source=post_page---------------------------#pg-ps-pg-kill-pg-killall" text:style-name="Internet_20_link" text:visited-style-name="Visited_20_Internet_20_Link">pg:ps, pg:kill, pg:killall</text:a></text:h>
      <text:p text:style-name="Text_20_body">These commands give you view and control over currently running queries.</text:p>
      <text:p text:style-name="Text_20_body">The <text:span text:style-name="Source_20_Text">pg:ps</text:span> command queries the <text:span text:style-name="Source_20_Text">pg_stat_activity</text:span> view in Postgres to give a concise view into currently running queries.</text:p>
      <text:p text:style-name="Preformatted_20_Text"><text:span text:style-name="Source_20_Text">heroku pg:ps</text:span></text:p>
      <text:p text:style-name="Preformatted_20_Text"><text:span text:style-name="Source_20_Text"><text:s/>procpid | <text:s text:c="8"/>source <text:s text:c="11"/>| <text:s text:c="2"/>running_for <text:s text:c="2"/>| waiting | <text:s text:c="8"/>query</text:span></text:p>
      <text:p text:style-name="Preformatted_20_Text"><text:span text:style-name="Source_20_Text">---------+---------------------------+-----------------+---------+-----------------------</text:span></text:p>
      <text:p text:style-name="Preformatted_20_Text"><text:span text:style-name="Source_20_Text"><text:s text:c="3"/>31776 | psql <text:s text:c="21"/>| 00:19:08.017088 | f <text:s text:c="6"/>| &lt;IDLE&gt; in transaction</text:span></text:p>
      <text:p text:style-name="Preformatted_20_Text"><text:span text:style-name="Source_20_Text"><text:s text:c="3"/>31912 | psql <text:s text:c="21"/>| 00:18:56.12178 <text:s/>| t <text:s text:c="6"/>| select * from hello;</text:span></text:p>
      <text:p text:style-name="Preformatted_20_Text"><text:span text:style-name="Source_20_Text"><text:s text:c="3"/>32670 | Heroku Postgres Data Clip | 00:00:25.625609 | f <text:s text:c="6"/>| BEGIN READ ONLY; select 'hi'</text:span></text:p>
      <text:p text:style-name="P1"><text:soft-page-break/><text:span text:style-name="Source_20_Text">(3 rows)</text:span></text:p>
      <text:p text:style-name="Text_20_body">The procpid column can then be used to cancel or terminate those queries with <text:span text:style-name="Source_20_Text">pg:kill</text:span>. Without any arguments <text:a xlink:type="simple" xlink:href="http://www.postgresql.org/docs/current/static/functions-admin.html#FUNCTIONS-ADMIN-SIGNAL-TABLE" text:style-name="Internet_20_link" text:visited-style-name="Visited_20_Internet_20_Link">pg_cancel_backend</text:a> is called on the query which will attempt to cancel the query. In some situations that can fail, in which case the <text:span text:style-name="Source_20_Text">--force</text:span> option can be used to issue <text:a xlink:type="simple" xlink:href="http://www.postgresql.org/docs/current/static/functions-admin.html#FUNCTIONS-ADMIN-SIGNAL-TABLE" text:style-name="Internet_20_link" text:visited-style-name="Visited_20_Internet_20_Link">pg_terminate_backend</text:a> which drops the entire connection for that query.</text:p>
      <text:p text:style-name="Preformatted_20_Text"><text:span text:style-name="Source_20_Text">heroku pg:kill 31912</text:span></text:p>
      <text:p text:style-name="Preformatted_20_Text"><text:span text:style-name="Source_20_Text"><text:s/>pg_cancel_backend</text:span></text:p>
      <text:p text:style-name="Preformatted_20_Text"><text:span text:style-name="Source_20_Text">-------------------</text:span></text:p>
      <text:p text:style-name="Preformatted_20_Text"><text:span text:style-name="Source_20_Text"><text:s/>t</text:span></text:p>
      <text:p text:style-name="Preformatted_20_Text"><text:span text:style-name="Source_20_Text">(1 row)</text:span></text:p>
      <text:p text:style-name="P1"/>
      <text:p text:style-name="Preformatted_20_Text"><text:span text:style-name="Source_20_Text">heroku pg:kill --force 32670</text:span></text:p>
      <text:p text:style-name="Preformatted_20_Text"><text:span text:style-name="Source_20_Text"><text:s/>pg_terminate_backend</text:span></text:p>
      <text:p text:style-name="Preformatted_20_Text"><text:span text:style-name="Source_20_Text">----------------------</text:span></text:p>
      <text:p text:style-name="Preformatted_20_Text"><text:span text:style-name="Source_20_Text"><text:s/>t</text:span></text:p>
      <text:p text:style-name="P1"><text:span text:style-name="Source_20_Text">(1 row)</text:span></text:p>
      <text:p text:style-name="Text_20_body"><text:span text:style-name="Source_20_Text">pg:killall</text:span> is similar to <text:span text:style-name="Source_20_Text">pg:kill</text:span> except it will cancel or terminate every query on your database.</text:p>
      <text:h text:style-name="Heading_20_3" text:outline-level="3"><text:bookmark text:name="pg-promote"/><text:a xlink:type="simple" xlink:href="https://devcenter.heroku.com/articles/heroku-postgresql?source=post_page---------------------------#pg-promote" text:style-name="Internet_20_link" text:visited-style-name="Visited_20_Internet_20_Link">pg:promote</text:a></text:h>
      <text:p text:style-name="Text_20_body">In setups where more than one database is provisioned (common use-cases include a <text:a xlink:type="simple" xlink:href="https://devcenter.heroku.com/articles/heroku-postgres-follower-databases" text:style-name="Internet_20_link" text:visited-style-name="Visited_20_Internet_20_Link">master/slave high-availability setup</text:a> or as part of the <text:a xlink:type="simple" xlink:href="https://devcenter.heroku.com/articles/upgrading-heroku-postgres-databases#upgrading-with-pg-copy" text:style-name="Internet_20_link" text:visited-style-name="Visited_20_Internet_20_Link">database upgrade process</text:a>) it is often necessary to promote an auxiliary database to the primary role. This is accomplished with the <text:span text:style-name="Source_20_Text">heroku pg:promote</text:span> command.</text:p>
      <text:p text:style-name="Preformatted_20_Text"><text:span text:style-name="Source_20_Text">heroku pg:promote HEROKU_POSTGRESQL_GRAY_URL</text:span></text:p>
      <text:p text:style-name="P1"><text:span text:style-name="Source_20_Text">Promoting HEROKU_POSTGRESQL_GRAY_URL to DATABASE_URL... done</text:span></text:p>
      <text:p text:style-name="Text_20_body"><text:span text:style-name="Source_20_Text">pg:promote</text:span> works by setting the value of the <text:span text:style-name="Source_20_Text">DATABASE_URL</text:span> config var (which your application uses to connect to the primary database) to the newly promoted database’s URL and restarting your app. The old primary database location is still accessible via its <text:span text:style-name="Source_20_Text">HEROKU_POSTGRESQL_COLOR_URL</text:span> setting.</text:p>
      <text:p text:style-name="Text_20_body">After a promotion, the demoted database is still provisioned and incurring charges. If it’s no longer need you can remove it with <text:span text:style-name="Source_20_Text">heroku addons:destroy HEROKU_POSTGRESQL_COLOR</text:span>.</text:p>
      <text:h text:style-name="Heading_20_3" text:outline-level="3"><text:bookmark text:name="pg-credentials"/><text:a xlink:type="simple" xlink:href="https://devcenter.heroku.com/articles/heroku-postgresql?source=post_page---------------------------#pg-credentials" text:style-name="Internet_20_link" text:visited-style-name="Visited_20_Internet_20_Link">pg:credentials</text:a></text:h>
      <text:p text:style-name="Text_20_body">Heroku Postgres provides convenient access to the credentials and location of your database should you want to use a GUI to access your instance.</text:p>
      <text:p text:style-name="Text_20_body">The database name argument must be provided with <text:span text:style-name="Source_20_Text">pg:credentials:url</text:span> command. Use <text:span text:style-name="Source_20_Text">DATABASE</text:span> for your primary database.</text:p>
      <text:p text:style-name="Preformatted_20_Text"><text:span text:style-name="Source_20_Text">heroku pg:credentials:url DATABASE</text:span></text:p>
      <text:p text:style-name="Preformatted_20_Text"><text:span text:style-name="Source_20_Text">Connection info string:</text:span></text:p>
      <text:p text:style-name="P1"><text:span text:style-name="Source_20_Text"><text:s text:c="3"/>"dbname=dee932clc3mg8h host=ec2-123-73-145-214.compute-1.amazonaws.com port=6212 user=user3121 password=98kd8a9 sslmode=require"</text:span></text:p>
      <text:p text:style-name="Text_20_body">It is a good security practice to rotate the credentials for important services on a regular basis. On Heroku Postgres this can be done with <text:span text:style-name="Source_20_Text">heroku pg:credentials:rotate</text:span>.</text:p>
      <text:p text:style-name="P1"><text:span text:style-name="Source_20_Text">heroku pg:credentials:rotate HEROKU_POSTGRESQL_GRAY_URL</text:span></text:p>
      <text:p text:style-name="Text_20_body">When you issue this command, new credentials are created for your database and the related config vars on your Heroku application are updated. However, on <text:a xlink:type="simple" xlink:href="https://devcenter.heroku.com/articles/heroku-postgres-plans#standard-tier" text:style-name="Internet_20_link" text:visited-style-name="Visited_20_Internet_20_Link">Standard, Premium, and Enterprise tier databases</text:a> the old <text:soft-page-break/>credentials are not removed immediately. All of the open connections remain open until the currently running tasks complete, then those credentials are updated. This is to make sure that any background jobs or other workers running on your production environment aren’t abruptly terminated, which could potentially leave the system in an inconsistent state.</text:p>
      <text:h text:style-name="Heading_20_3" text:outline-level="3"><text:bookmark text:name="pg-reset"/><text:a xlink:type="simple" xlink:href="https://devcenter.heroku.com/articles/heroku-postgresql?source=post_page---------------------------#pg-reset" text:style-name="Internet_20_link" text:visited-style-name="Visited_20_Internet_20_Link">pg:reset</text:a></text:h>
      <text:p text:style-name="Text_20_body">The PostgreSQL user your database is assigned doesn’t have permission to create or drop databases. To drop and recreate your database use <text:span text:style-name="Source_20_Text">pg:reset</text:span>.</text:p>
      <text:p text:style-name="P1"><text:span text:style-name="Source_20_Text">heroku pg:reset DATABASE</text:span></text:p>
      <text:h text:style-name="Heading_20_2" text:outline-level="2"><text:bookmark text:name="heroku-postgres-ssl"/><text:a xlink:type="simple" xlink:href="https://devcenter.heroku.com/articles/heroku-postgresql?source=post_page---------------------------#heroku-postgres-ssl" text:style-name="Internet_20_link" text:visited-style-name="Visited_20_Internet_20_Link">Heroku Postgres &amp; SSL</text:a></text:h>
      <text:p text:style-name="Text_20_body">Most clients will connect over SSL by default, but on occasion it is necessary to set the <text:span text:style-name="Source_20_Text">sslmode=require</text:span> parameter on a Postgres connection. Please add this parameter in code rather than editing the config var directly. Please check you are enforcing use of SSL especially if you are using <text:a xlink:type="simple" xlink:href="https://devcenter.heroku.com/articles/heroku-postgresql?source=post_page---------------------------#connecting-in-java" text:style-name="Internet_20_link" text:visited-style-name="Visited_20_Internet_20_Link">Java</text:a> or <text:a xlink:type="simple" xlink:href="https://devcenter.heroku.com/articles/heroku-postgresql?source=post_page---------------------------#connecting-in-node-js" text:style-name="Internet_20_link" text:visited-style-name="Visited_20_Internet_20_Link">Node.js</text:a> clients.</text:p>
      <text:h text:style-name="Heading_20_2" text:outline-level="2"><text:bookmark text:name="connecting-in-java"/><text:a xlink:type="simple" xlink:href="https://devcenter.heroku.com/articles/heroku-postgresql?source=post_page---------------------------#connecting-in-java" text:style-name="Internet_20_link" text:visited-style-name="Visited_20_Internet_20_Link">Connecting in Java</text:a></text:h>
      <text:p text:style-name="Text_20_body">There are a variety of ways to create a connection to a Heroku Postgres database, depending on the Java framework in use. In most cases, the environment variable <text:span text:style-name="Source_20_Text">JDBC_DATABASE_URL</text:span> can be used directly as described in the article <text:a xlink:type="simple" xlink:href="https://devcenter.heroku.com/articles/connecting-to-relational-databases-on-heroku-with-java#using-the-jdbc_database_url" text:style-name="Internet_20_link" text:visited-style-name="Visited_20_Internet_20_Link">Connecting to Relational Databases on Heroku with Java</text:a>. Here is an example:</text:p>
      <text:p text:style-name="Preformatted_20_Text"><text:span text:style-name="Source_20_Text">private static Connection getConnection() throws URISyntaxException, SQLException {</text:span></text:p>
      <text:p text:style-name="Preformatted_20_Text"><text:span text:style-name="Source_20_Text"><text:s text:c="4"/>String dbUrl = System.getenv("JDBC_DATABASE_URL");</text:span></text:p>
      <text:p text:style-name="Preformatted_20_Text"><text:span text:style-name="Source_20_Text"><text:s text:c="4"/>return DriverManager.getConnection(dbUrl);</text:span></text:p>
      <text:p text:style-name="P1"><text:span text:style-name="Source_20_Text">}</text:span></text:p>
      <text:p text:style-name="Text_20_body">When it is not possible to use the JDBC URL (usually because custom buildpack is being used), you must use the <text:span text:style-name="Source_20_Text">DATABASE_URL</text:span> environment URL to determine connection information. Some examples are provided below.</text:p>
      <text:p text:style-name="Text_20_body">By default, Heroku will attempt to enable SSL for the PostgreSQL JDBC driver by setting the property <text:span text:style-name="Source_20_Text">sslmode=require</text:span> globally. However, if you are building the JDBC URL yourself (such as by parsing the <text:span text:style-name="Source_20_Text">DATABASE_URL</text:span>) then we recommend explicitly adding this parameter.</text:p>
      <text:p text:style-name="Text_20_body">It is also important that you use a version of the Postgres JDBC driver verion 9.2 or greater. For example, in Maven add this to your <text:span text:style-name="Source_20_Text">pom.xml</text:span>:</text:p>
      <text:p text:style-name="Preformatted_20_Text"><text:span text:style-name="Source_20_Text">&lt;dependency&gt;</text:span></text:p>
      <text:p text:style-name="Preformatted_20_Text"><text:span text:style-name="Source_20_Text"><text:s text:c="2"/>&lt;groupId&gt;org.postgresql&lt;/groupId&gt;</text:span></text:p>
      <text:p text:style-name="Preformatted_20_Text"><text:span text:style-name="Source_20_Text"><text:s text:c="2"/>&lt;artifactId&gt;postgresql&lt;/artifactId&gt;</text:span></text:p>
      <text:p text:style-name="Preformatted_20_Text"><text:span text:style-name="Source_20_Text"><text:s text:c="2"/>&lt;version&gt;42.2.1&lt;/version&gt;</text:span></text:p>
      <text:p text:style-name="P1"><text:span text:style-name="Source_20_Text">&lt;/dependency&gt;</text:span></text:p>
      <text:p text:style-name="Text_20_body">Examples of all outlined connection methods here are available on GitHub at: <text:a xlink:type="simple" xlink:href="https://github.com/heroku/devcenter-java-database" text:style-name="Internet_20_link" text:visited-style-name="Visited_20_Internet_20_Link">https://github.com/heroku/devcenter-java-database</text:a></text:p>
      <text:h text:style-name="Heading_20_3" text:outline-level="3"><text:bookmark text:name="jdbc"/><text:a xlink:type="simple" xlink:href="https://devcenter.heroku.com/articles/heroku-postgresql?source=post_page---------------------------#jdbc" text:style-name="Internet_20_link" text:visited-style-name="Visited_20_Internet_20_Link">JDBC</text:a></text:h>
      <text:p text:style-name="Text_20_body">Create a JDBC connection to Heroku Postgres by parsing the <text:span text:style-name="Source_20_Text">DATABASE_URL</text:span> environment variable.</text:p>
      <text:p text:style-name="Preformatted_20_Text"><text:span text:style-name="Source_20_Text">private static Connection getConnection() throws URISyntaxException, SQLException {</text:span></text:p>
      <text:p text:style-name="Preformatted_20_Text"><text:span text:style-name="Source_20_Text"><text:s text:c="4"/>URI dbUri = new URI(System.getenv("DATABASE_URL"));</text:span></text:p>
      <text:p text:style-name="Preformatted_20_Text"/>
      <text:p text:style-name="Preformatted_20_Text"><text:soft-page-break/><text:span text:style-name="Source_20_Text"><text:s text:c="4"/>String username = dbUri.getUserInfo().split(":")[0];</text:span></text:p>
      <text:p text:style-name="Preformatted_20_Text"><text:span text:style-name="Source_20_Text"><text:s text:c="4"/>String password = dbUri.getUserInfo().split(":")[1];</text:span></text:p>
      <text:p text:style-name="Preformatted_20_Text"><text:span text:style-name="Source_20_Text"><text:s text:c="4"/>String dbUrl = "jdbc:postgresql://" + dbUri.getHost() + ':' + dbUri.getPort() + dbUri.getPath() + "?sslmode=require";</text:span></text:p>
      <text:p text:style-name="Preformatted_20_Text"/>
      <text:p text:style-name="Preformatted_20_Text"><text:span text:style-name="Source_20_Text"><text:s text:c="4"/>return DriverManager.getConnection(dbUrl, username, password);</text:span></text:p>
      <text:p text:style-name="P1"><text:span text:style-name="Source_20_Text">}</text:span></text:p>
      <text:h text:style-name="Heading_20_3" text:outline-level="3"><text:bookmark text:name="spring-xml"/><text:a xlink:type="simple" xlink:href="https://devcenter.heroku.com/articles/heroku-postgresql?source=post_page---------------------------#spring-xml" text:style-name="Internet_20_link" text:visited-style-name="Visited_20_Internet_20_Link">Spring/XML</text:a></text:h>
      <text:p text:style-name="Text_20_body">This snippet of Spring XML configuration will setup a <text:span text:style-name="Source_20_Text">BasicDataSource</text:span> from the <text:span text:style-name="Source_20_Text">DATABASE_URL</text:span> and can then be used with Hibernate, JPA, etc:</text:p>
      <text:p text:style-name="Preformatted_20_Text"><text:span text:style-name="Source_20_Text">&lt;bean class="java.net.URI" id="dbUrl"&gt;</text:span></text:p>
      <text:p text:style-name="Preformatted_20_Text"><text:span text:style-name="Source_20_Text"><text:s text:c="4"/>&lt;constructor-arg value="#{systemEnvironment['DATABASE_URL']}"/&gt;</text:span></text:p>
      <text:p text:style-name="Preformatted_20_Text"><text:span text:style-name="Source_20_Text">&lt;/bean&gt;</text:span></text:p>
      <text:p text:style-name="Preformatted_20_Text"/>
      <text:p text:style-name="Preformatted_20_Text"><text:span text:style-name="Source_20_Text">&lt;bean id="dataSource" class="org.apache.commons.dbcp.BasicDataSource"&gt;</text:span></text:p>
      <text:p text:style-name="Preformatted_20_Text"><text:span text:style-name="Source_20_Text"><text:s text:c="4"/>&lt;property name="url" value="#{ 'jdbc:postgresql://' + @dbUrl.getHost() + ':' + @dbUrl.getPort() + @dbUrl.getPath() + '?sslmode=require' }"/&gt;</text:span></text:p>
      <text:p text:style-name="Preformatted_20_Text"><text:span text:style-name="Source_20_Text"><text:s text:c="4"/>&lt;property name="username" value="#{ @dbUrl.getUserInfo().split(':')[0] }"/&gt;</text:span></text:p>
      <text:p text:style-name="Preformatted_20_Text"><text:span text:style-name="Source_20_Text"><text:s text:c="4"/>&lt;property name="password" value="#{ @dbUrl.getUserInfo().split(':')[1] }"/&gt;</text:span></text:p>
      <text:p text:style-name="P1"><text:span text:style-name="Source_20_Text">&lt;/bean&gt;</text:span></text:p>
      <text:h text:style-name="Heading_20_3" text:outline-level="3"><text:bookmark text:name="spring-java"/><text:a xlink:type="simple" xlink:href="https://devcenter.heroku.com/articles/heroku-postgresql?source=post_page---------------------------#spring-java" text:style-name="Internet_20_link" text:visited-style-name="Visited_20_Internet_20_Link">Spring/Java</text:a></text:h>
      <text:p text:style-name="Text_20_body">Alternatively you can use Java for configuration of the <text:span text:style-name="Source_20_Text">BasicDataSource</text:span> in Spring:</text:p>
      <text:p text:style-name="Preformatted_20_Text"><text:span text:style-name="Source_20_Text">@Configuration</text:span></text:p>
      <text:p text:style-name="Preformatted_20_Text"><text:span text:style-name="Source_20_Text">public class MainConfig {</text:span></text:p>
      <text:p text:style-name="Preformatted_20_Text"/>
      <text:p text:style-name="Preformatted_20_Text"><text:span text:style-name="Source_20_Text"><text:s text:c="4"/>@Bean</text:span></text:p>
      <text:p text:style-name="Preformatted_20_Text"><text:span text:style-name="Source_20_Text"><text:s text:c="4"/>public BasicDataSource dataSource() throws URISyntaxException {</text:span></text:p>
      <text:p text:style-name="Preformatted_20_Text"><text:span text:style-name="Source_20_Text"><text:s text:c="8"/>URI dbUri = new URI(System.getenv("DATABASE_URL"));</text:span></text:p>
      <text:p text:style-name="Preformatted_20_Text"/>
      <text:p text:style-name="Preformatted_20_Text"><text:span text:style-name="Source_20_Text"><text:s text:c="8"/>String username = dbUri.getUserInfo().split(":")[0];</text:span></text:p>
      <text:p text:style-name="Preformatted_20_Text"><text:span text:style-name="Source_20_Text"><text:s text:c="8"/>String password = dbUri.getUserInfo().split(":")[1];</text:span></text:p>
      <text:p text:style-name="Preformatted_20_Text"><text:span text:style-name="Source_20_Text"><text:s text:c="8"/>String dbUrl = "jdbc:postgresql://" + dbUri.getHost() + ':' + dbUri.getPort() + dbUri.getPath() + "?sslmode=require";</text:span></text:p>
      <text:p text:style-name="Preformatted_20_Text"/>
      <text:p text:style-name="Preformatted_20_Text"><text:span text:style-name="Source_20_Text"><text:s text:c="8"/>BasicDataSource basicDataSource = new BasicDataSource();</text:span></text:p>
      <text:p text:style-name="Preformatted_20_Text"><text:span text:style-name="Source_20_Text"><text:s text:c="8"/>basicDataSource.setUrl(dbUrl);</text:span></text:p>
      <text:p text:style-name="Preformatted_20_Text"><text:span text:style-name="Source_20_Text"><text:s text:c="8"/>basicDataSource.setUsername(username);</text:span></text:p>
      <text:p text:style-name="Preformatted_20_Text"><text:span text:style-name="Source_20_Text"><text:s text:c="8"/>basicDataSource.setPassword(password);</text:span></text:p>
      <text:p text:style-name="Preformatted_20_Text"/>
      <text:p text:style-name="Preformatted_20_Text"><text:span text:style-name="Source_20_Text"><text:s text:c="8"/>return basicDataSource;</text:span></text:p>
      <text:p text:style-name="Preformatted_20_Text"><text:span text:style-name="Source_20_Text"><text:s text:c="4"/>}</text:span></text:p>
      <text:p text:style-name="P1"><text:span text:style-name="Source_20_Text">}</text:span></text:p>
      <text:p text:style-name="Text_20_body">The <text:span text:style-name="Source_20_Text">DATABASE_URL</text:span> for the Heroku Postgres add-on follows this naming convention:</text:p>
      <text:p text:style-name="P1"><text:span text:style-name="Source_20_Text">postgres://&lt;username&gt;:&lt;password&gt;@&lt;host&gt;/&lt;dbname&gt;</text:span></text:p>
      <text:p text:style-name="Text_20_body">However the Postgres JDBC driver uses the following convention:</text:p>
      <text:p text:style-name="P1"><text:span text:style-name="Source_20_Text">jdbc:postgresql://&lt;host&gt;:&lt;port&gt;/&lt;dbname&gt;?sslmode=require&amp;user=&lt;username&gt;&amp;password=&lt;password&gt;</text:span></text:p>
      <text:p text:style-name="Text_20_body">Notice the additional <text:span text:style-name="Source_20_Text">ql</text:span> at the end of <text:span text:style-name="Source_20_Text">jdbc:postgresql</text:span>? Due to this difference you will need to hardcode the scheme to <text:span text:style-name="Source_20_Text">jdbc:postgresql</text:span> in your Java class or your Spring XML configuration.</text:p>
      <text:h text:style-name="Heading_20_3" text:outline-level="3"><text:bookmark text:name="remote-connections"/><text:soft-page-break/><text:a xlink:type="simple" xlink:href="https://devcenter.heroku.com/articles/heroku-postgresql?source=post_page---------------------------#remote-connections" text:style-name="Internet_20_link" text:visited-style-name="Visited_20_Internet_20_Link">Remote connections</text:a></text:h>
      <text:p text:style-name="Text_20_body">You can connect to your Heroku Postgres database remotely for maintenance and debugging purposes. However, doing so requires that you use an SSL connection. Your JDBC connection URL will need to include the following URL parameter:</text:p>
      <text:p text:style-name="P1"><text:span text:style-name="Source_20_Text">sslmode=require</text:span></text:p>
      <text:p text:style-name="Text_20_body">If you leave off <text:span text:style-name="Source_20_Text">sslmode=require</text:span> you will get a connection error.</text:p>
      <text:p text:style-name="Text_20_body">Note: it is important to add this parameter in code rather than editing the config var directly. Various automated events such as failover can change the config var, and edits there would be lost.</text:p>
      <text:p text:style-name="Text_20_body">Click here for more information see the Dev Center article on <text:a xlink:type="simple" xlink:href="https://devcenter.heroku.com/articles/connecting-to-relational-databases-on-heroku-with-java#connecting-to-a-database-remotely" text:style-name="Internet_20_link" text:visited-style-name="Visited_20_Internet_20_Link">Connecting to Relational Databases on Heroku with Java</text:a>.</text:p>
      <text:h text:style-name="Heading_20_2" text:outline-level="2"><text:bookmark text:name="connecting-in-ruby"/><text:a xlink:type="simple" xlink:href="https://devcenter.heroku.com/articles/heroku-postgresql?source=post_page---------------------------#connecting-in-ruby" text:style-name="Internet_20_link" text:visited-style-name="Visited_20_Internet_20_Link">Connecting in Ruby</text:a></text:h>
      <text:p text:style-name="Text_20_body">To use PostgreSQL as your database in Ruby applications you will need to include the <text:span text:style-name="Source_20_Text">pg</text:span> gem in your <text:span text:style-name="Source_20_Text">Gemfile</text:span>.</text:p>
      <text:p text:style-name="P1"><text:span text:style-name="Source_20_Text">gem 'pg'</text:span></text:p>
      <text:p text:style-name="Text_20_body">Run <text:span text:style-name="Source_20_Text">bundle install</text:span> to download and resolve all dependencies.</text:p>
      <text:p text:style-name="Text_20_body">If you are using the <text:span text:style-name="Source_20_Text">pg</text:span> gem to connect to your Postgres database from a Heroku dyno, and have not specified an <text:span text:style-name="Source_20_Text">sslmode</text:span> in your configuration or code, the gem will default to <text:span text:style-name="Source_20_Text">sslmode: prefer</text:span>: this means that your connections will work if SSL use is enforced on your Postgres database.</text:p>
      <text:h text:style-name="Heading_20_3" text:outline-level="3"><text:bookmark text:name="connecting-in-rails"/><text:a xlink:type="simple" xlink:href="https://devcenter.heroku.com/articles/heroku-postgresql?source=post_page---------------------------#connecting-in-rails" text:style-name="Internet_20_link" text:visited-style-name="Visited_20_Internet_20_Link">Connecting in Rails</text:a></text:h>
      <text:p text:style-name="Text_20_body">When Rails applications are deployed to Heroku a <text:span text:style-name="Source_20_Text">database.yml</text:span> file is <text:a xlink:type="simple" xlink:href="https://devcenter.heroku.com/articles/ruby-support#build-behavior" text:style-name="Internet_20_link" text:visited-style-name="Visited_20_Internet_20_Link">automatically generated</text:a> for your application. That configures ActiveRecord to use a PostgreSQL connection and to connect to the database located at <text:span text:style-name="Source_20_Text">DATABASE_URL</text:span>. This behavior is only needed up to Rails 4.1. Any later version contains direct support for specifying a connection URL and configuration in the <text:span text:style-name="Source_20_Text">database.yml</text:span> so we do not have to overwrite it.</text:p>
      <text:p text:style-name="Text_20_body">To use PostgreSQL locally with a Rails app your <text:span text:style-name="Source_20_Text">database.yml</text:span> should contain the following configuration:</text:p>
      <text:p text:style-name="Preformatted_20_Text"><text:span text:style-name="Source_20_Text">development:</text:span></text:p>
      <text:p text:style-name="Preformatted_20_Text"><text:span text:style-name="Source_20_Text"><text:s text:c="2"/>adapter: postgresql</text:span></text:p>
      <text:p text:style-name="Preformatted_20_Text"><text:span text:style-name="Source_20_Text"><text:s text:c="2"/>host: localhost</text:span></text:p>
      <text:p text:style-name="Preformatted_20_Text"><text:span text:style-name="Source_20_Text"><text:s text:c="2"/>username: user</text:span></text:p>
      <text:p text:style-name="P1"><text:span text:style-name="Source_20_Text"><text:s text:c="2"/>database: app-dev</text:span></text:p>
      <text:h text:style-name="Heading_20_2" text:outline-level="2"><text:bookmark text:name="connecting-in-jruby"/><text:a xlink:type="simple" xlink:href="https://devcenter.heroku.com/articles/heroku-postgresql?source=post_page---------------------------#connecting-in-jruby" text:style-name="Internet_20_link" text:visited-style-name="Visited_20_Internet_20_Link">Connecting in JRuby</text:a></text:h>
      <text:p text:style-name="Text_20_body">To use PostgreSQL as your database in JRuby applications you will need to include the <text:span text:style-name="Source_20_Text">activerecord-jdbcpostgresql-adapter</text:span> gem in your <text:span text:style-name="Source_20_Text">Gemfile</text:span>.</text:p>
      <text:p text:style-name="P1"><text:span text:style-name="Source_20_Text">gem 'activerecord-jdbcpostgresql-adapter'</text:span></text:p>
      <text:p text:style-name="Text_20_body">Run <text:span text:style-name="Source_20_Text">bundle install</text:span> to download and resolve all dependencies.</text:p>
      <text:p text:style-name="Text_20_body">If using Rails, follow the instructions for <text:a xlink:type="simple" xlink:href="https://devcenter.heroku.com/articles/heroku-postgresql#connecting-in-rails" text:style-name="Internet_20_link" text:visited-style-name="Visited_20_Internet_20_Link">Connecting with Rails</text:a>.</text:p>
      <text:h text:style-name="Heading_20_2" text:outline-level="2"><text:bookmark text:name="connecting-in-python"/><text:soft-page-break/><text:a xlink:type="simple" xlink:href="https://devcenter.heroku.com/articles/heroku-postgresql?source=post_page---------------------------#connecting-in-python" text:style-name="Internet_20_link" text:visited-style-name="Visited_20_Internet_20_Link">Connecting in Python</text:a></text:h>
      <text:p text:style-name="Text_20_body">To use PostgreSQL as your database in Python applications you will need to use the <text:span text:style-name="Source_20_Text">psycopg2</text:span> package.</text:p>
      <text:p text:style-name="P1"><text:span text:style-name="Source_20_Text">pip install psycopg2-binary</text:span></text:p>
      <text:p text:style-name="Text_20_body">And use this package to connect to <text:span text:style-name="Source_20_Text">DATABASE_URL</text:span> in your code.</text:p>
      <text:p text:style-name="Preformatted_20_Text"><text:span text:style-name="Source_20_Text">import os</text:span></text:p>
      <text:p text:style-name="Preformatted_20_Text"><text:span text:style-name="Source_20_Text">import psycopg2</text:span></text:p>
      <text:p text:style-name="Preformatted_20_Text"/>
      <text:p text:style-name="Preformatted_20_Text"><text:span text:style-name="Source_20_Text">DATABASE_URL = os.environ['DATABASE_URL']</text:span></text:p>
      <text:p text:style-name="Preformatted_20_Text"/>
      <text:p text:style-name="P1"><text:span text:style-name="Source_20_Text">conn = psycopg2.connect(DATABASE_URL, sslmode='require')</text:span></text:p>
      <text:h text:style-name="Heading_20_3" text:outline-level="3"><text:bookmark text:name="connecting-with-django"/><text:a xlink:type="simple" xlink:href="https://devcenter.heroku.com/articles/heroku-postgresql?source=post_page---------------------------#connecting-with-django" text:style-name="Internet_20_link" text:visited-style-name="Visited_20_Internet_20_Link">Connecting with Django</text:a></text:h>
      <text:p text:style-name="Text_20_body">Install the <text:span text:style-name="Source_20_Text">dj-database-url</text:span> package using <text:span text:style-name="Source_20_Text">pip</text:span>.</text:p>
      <text:p text:style-name="P1"><text:span text:style-name="Source_20_Text">pip install dj-database-url</text:span></text:p>
      <text:p text:style-name="Text_20_body">Be sure to add <text:span text:style-name="Source_20_Text">psycopg2-binary</text:span> and <text:span text:style-name="Source_20_Text">dj-database-url</text:span> to your <text:span text:style-name="Source_20_Text">requirements.txt</text:span> file as well.</text:p>
      <text:p text:style-name="Text_20_body">Then add the following to the bottom of <text:span text:style-name="Source_20_Text">settings.py</text:span>:</text:p>
      <text:p text:style-name="Preformatted_20_Text"><text:span text:style-name="Source_20_Text">import dj_database_url</text:span></text:p>
      <text:p text:style-name="P1"><text:span text:style-name="Source_20_Text">DATABASES['default'] = dj_database_url.config(conn_max_age=600, ssl_require=True)</text:span></text:p>
      <text:p text:style-name="Text_20_body">This will parse the values of the <text:span text:style-name="Source_20_Text">DATABASE_URL</text:span> environment variable and convert them to something Django can understand.</text:p>
      <text:h text:style-name="Heading_20_2" text:outline-level="2"><text:bookmark text:name="connecting-in-go"/><text:a xlink:type="simple" xlink:href="https://devcenter.heroku.com/articles/heroku-postgresql?source=post_page---------------------------#connecting-in-go" text:style-name="Internet_20_link" text:visited-style-name="Visited_20_Internet_20_Link">Connecting in Go</text:a></text:h>
      <text:p text:style-name="Text_20_body">Go apps can connect to Heroku-Postgres by providing the <text:a xlink:type="simple" xlink:href="https://godoc.org/github.com/lib/pq#hdr-Connection_String_Parameters" text:style-name="Internet_20_link" text:visited-style-name="Visited_20_Internet_20_Link">pq</text:a> Postgres database driver to their query interface of choice (such as the standard <text:a xlink:type="simple" xlink:href="https://godoc.org/database/sql" text:style-name="Internet_20_link" text:visited-style-name="Visited_20_Internet_20_Link">database/sql</text:a>). Your app will use the query interface, rather than using the driver directly.</text:p>
      <text:h text:style-name="Heading_20_3" text:outline-level="3"><text:bookmark text:name="standard-usage-database-sql"/><text:a xlink:type="simple" xlink:href="https://devcenter.heroku.com/articles/heroku-postgresql?source=post_page---------------------------#standard-usage-database-sql" text:style-name="Internet_20_link" text:visited-style-name="Visited_20_Internet_20_Link">Standard usage (database/sql)</text:a></text:h>
      <text:p text:style-name="P1"><text:span text:style-name="Source_20_Text">cd &lt;app&gt;</text:span></text:p>
      <text:p text:style-name="P1"><text:span text:style-name="Source_20_Text">dep ensure -add github.com/lib/pq</text:span></text:p>
      <text:p text:style-name="Preformatted_20_Text"><text:span text:style-name="Source_20_Text">import (</text:span></text:p>
      <text:p text:style-name="Preformatted_20_Text"><text:span text:style-name="Source_20_Text"><text:s text:c="2"/>"database/sql"</text:span></text:p>
      <text:p text:style-name="Preformatted_20_Text"><text:span text:style-name="Source_20_Text"><text:s text:c="2"/>_ "github.com/lib/pq"</text:span></text:p>
      <text:p text:style-name="Preformatted_20_Text"><text:span text:style-name="Source_20_Text">)</text:span></text:p>
      <text:p text:style-name="Preformatted_20_Text"><text:span text:style-name="Source_20_Text">...</text:span></text:p>
      <text:p text:style-name="Preformatted_20_Text"><text:span text:style-name="Source_20_Text">func main() {</text:span></text:p>
      <text:p text:style-name="Preformatted_20_Text"><text:span text:style-name="Source_20_Text"><text:s text:c="2"/>db, err := sql.Open("postgres", os.Getenv("DATABASE_URL"))</text:span></text:p>
      <text:p text:style-name="Preformatted_20_Text"><text:span text:style-name="Source_20_Text"><text:s text:c="2"/>if err != nil {</text:span></text:p>
      <text:p text:style-name="Preformatted_20_Text"><text:span text:style-name="Source_20_Text"><text:s text:c="4"/>log.Fatal(err)</text:span></text:p>
      <text:p text:style-name="Preformatted_20_Text"><text:span text:style-name="Source_20_Text"><text:s text:c="2"/>}</text:span></text:p>
      <text:p text:style-name="Preformatted_20_Text"><text:span text:style-name="Source_20_Text"><text:s text:c="2"/>...</text:span></text:p>
      <text:p text:style-name="P1"><text:span text:style-name="Source_20_Text">}</text:span></text:p>
      <text:p text:style-name="Text_20_body">SSL is required to connect to Heroku-Postgres. pq automatically sets <text:a xlink:type="simple" xlink:href="https://godoc.org/github.com/lib/pq#hdr-Connection_String_Parameters" text:style-name="Internet_20_link" text:visited-style-name="Visited_20_Internet_20_Link">sslmode=require</text:a>, but if you use another library, you may need to configure ssl explicitly.</text:p>
      <text:h text:style-name="Heading_20_3" text:outline-level="3"><text:bookmark text:name="beyond-the-standard-lib"/><text:soft-page-break/><text:a xlink:type="simple" xlink:href="https://devcenter.heroku.com/articles/heroku-postgresql?source=post_page---------------------------#beyond-the-standard-lib" text:style-name="Internet_20_link" text:visited-style-name="Visited_20_Internet_20_Link">Beyond the standard lib</text:a></text:h>
      <text:p text:style-name="Text_20_body">For lower-level access to Postgres, you can use <text:a xlink:type="simple" xlink:href="https://godoc.org/github.com/jackc/pgx" text:style-name="Internet_20_link" text:visited-style-name="Visited_20_Internet_20_Link">pgx</text:a>.</text:p>
      <text:p text:style-name="Text_20_body">For time-saving extensions to database/sql, you can use <text:a xlink:type="simple" xlink:href="http://jmoiron.github.io/sqlx/" text:style-name="Internet_20_link" text:visited-style-name="Visited_20_Internet_20_Link">sqlx</text:a>.</text:p>
      <text:h text:style-name="Heading_20_2" text:outline-level="2"><text:bookmark text:name="connecting-in-php"/><text:a xlink:type="simple" xlink:href="https://devcenter.heroku.com/articles/heroku-postgresql?source=post_page---------------------------#connecting-in-php" text:style-name="Internet_20_link" text:visited-style-name="Visited_20_Internet_20_Link">Connecting in PHP</text:a></text:h>
      <text:h text:style-name="Heading_20_3" text:outline-level="3"><text:bookmark text:name="general-considerations"/><text:a xlink:type="simple" xlink:href="https://devcenter.heroku.com/articles/heroku-postgresql?source=post_page---------------------------#general-considerations" text:style-name="Internet_20_link" text:visited-style-name="Visited_20_Internet_20_Link">General considerations</text:a></text:h>
      <text:p text:style-name="Text_20_body">If a framework or library cannot natively handle database URLs, and instead requires separate arguments for user, pass, host, port, database name and so on, then the <text:a xlink:type="simple" xlink:href="http://php.net/parse_url" text:style-name="Internet_20_link" text:visited-style-name="Visited_20_Internet_20_Link"><text:span text:style-name="Source_20_Text">parse_url()</text:span></text:a> function can be used to parse the <text:span text:style-name="Source_20_Text">DATABASE_URL</text:span> environment variable and establish a connection using the extracted details.</text:p>
      <text:p text:style-name="Text_20_body">The leading slash needs to be trimmed from the path component, as that contains the database name.</text:p>
      <text:p text:style-name="Preformatted_20_Text"><text:span text:style-name="Source_20_Text">$db = parse_url(getenv("DATABASE_URL"));</text:span></text:p>
      <text:p text:style-name="P1"><text:span text:style-name="Source_20_Text">$db["path"] = ltrim($db["path"], "/");</text:span></text:p>
      <text:p text:style-name="Text_20_body">The resulting associative array will contain the information from the URL, <text:a xlink:type="simple" xlink:href="http://php.net/parse_url" text:style-name="Internet_20_link" text:visited-style-name="Visited_20_Internet_20_Link">as documented</text:a>, with the database name available through the “<text:span text:style-name="Source_20_Text">path</text:span>” key.</text:p>
      <text:h text:style-name="Heading_20_3" text:outline-level="3"><text:bookmark text:name="connecting-with-the-pgsql-extension"/><text:a xlink:type="simple" xlink:href="https://devcenter.heroku.com/articles/heroku-postgresql?source=post_page---------------------------#connecting-with-the-pgsql-extension" text:style-name="Internet_20_link" text:visited-style-name="Visited_20_Internet_20_Link">Connecting with the pgsql extension</text:a></text:h>
      <text:p text:style-name="Text_20_body">The <text:a xlink:type="simple" xlink:href="http://php.net/pgsql" text:style-name="Internet_20_link" text:visited-style-name="Visited_20_Internet_20_Link">pgsql</text:a> extension passes connection strings directly to the underlying <text:span text:style-name="Source_20_Text">libpq</text:span> library, which supports URL-style connection strings, so the <text:span text:style-name="Source_20_Text">DATABASE_URL</text:span> environment variable can be used directly:</text:p>
      <text:p text:style-name="P1"><text:span text:style-name="Source_20_Text">$conn = pg_connect(getenv("DATABASE_URL"));</text:span></text:p>
      <text:h text:style-name="Heading_20_3" text:outline-level="3"><text:bookmark text:name="connecting-with-pdo"/><text:a xlink:type="simple" xlink:href="https://devcenter.heroku.com/articles/heroku-postgresql?source=post_page---------------------------#connecting-with-pdo" text:style-name="Internet_20_link" text:visited-style-name="Visited_20_Internet_20_Link">Connecting with PDO</text:a></text:h>
      <text:p text:style-name="Text_20_body">A <text:a xlink:type="simple" xlink:href="http://php.net/manual/en/ref.pdo-pgsql.connection.php" text:style-name="Internet_20_link" text:visited-style-name="Visited_20_Internet_20_Link">DSN</text:a> needs to be constructed to connect using <text:a xlink:type="simple" xlink:href="http://php.net/manual/en/book.pdo.php" text:style-name="Internet_20_link" text:visited-style-name="Visited_20_Internet_20_Link">PDO</text:a>:</text:p>
      <text:p text:style-name="Preformatted_20_Text"><text:span text:style-name="Source_20_Text">$db = parse_url(getenv("DATABASE_URL"));</text:span></text:p>
      <text:p text:style-name="Preformatted_20_Text"/>
      <text:p text:style-name="Preformatted_20_Text"><text:span text:style-name="Source_20_Text">$pdo = new PDO("pgsql:" . sprintf(</text:span></text:p>
      <text:p text:style-name="Preformatted_20_Text"><text:span text:style-name="Source_20_Text"><text:s text:c="4"/>"host=%s;port=%s;user=%s;password=%s;dbname=%s",</text:span></text:p>
      <text:p text:style-name="Preformatted_20_Text"><text:span text:style-name="Source_20_Text"><text:s text:c="4"/>$db["host"],</text:span></text:p>
      <text:p text:style-name="Preformatted_20_Text"><text:span text:style-name="Source_20_Text"><text:s text:c="4"/>$db["port"],</text:span></text:p>
      <text:p text:style-name="Preformatted_20_Text"><text:span text:style-name="Source_20_Text"><text:s text:c="4"/>$db["user"],</text:span></text:p>
      <text:p text:style-name="Preformatted_20_Text"><text:span text:style-name="Source_20_Text"><text:s text:c="4"/>$db["pass"],</text:span></text:p>
      <text:p text:style-name="Preformatted_20_Text"><text:span text:style-name="Source_20_Text"><text:s text:c="4"/>ltrim($db["path"], "/")</text:span></text:p>
      <text:p text:style-name="P1"><text:span text:style-name="Source_20_Text">));</text:span></text:p>
      <text:h text:style-name="Heading_20_3" text:outline-level="3"><text:bookmark text:name="connecting-with-laravel"/><text:a xlink:type="simple" xlink:href="https://devcenter.heroku.com/articles/heroku-postgresql?source=post_page---------------------------#connecting-with-laravel" text:style-name="Internet_20_link" text:visited-style-name="Visited_20_Internet_20_Link">Connecting with Laravel</text:a></text:h>
      <text:p text:style-name="Text_20_body">The <text:span text:style-name="Source_20_Text">config/database.php</text:span> file returns an array of database connection info to the framework; it can simply be amended to call <text:span text:style-name="Source_20_Text">parse_url()</text:span> on the <text:span text:style-name="Source_20_Text">DATABASE_URL</text:span> environment variable first, and return the extracted data:</text:p>
      <text:p text:style-name="Preformatted_20_Text"><text:span text:style-name="Source_20_Text">$DATABASE_URL = parse_url(getenv("DATABASE_URL"));</text:span></text:p>
      <text:p text:style-name="Preformatted_20_Text"/>
      <text:p text:style-name="Preformatted_20_Text"><text:span text:style-name="Source_20_Text">return [</text:span></text:p>
      <text:p text:style-name="Preformatted_20_Text"/>
      <text:p text:style-name="Preformatted_20_Text"><text:span text:style-name="Source_20_Text"><text:s text:c="4"/>// …</text:span></text:p>
      <text:p text:style-name="Preformatted_20_Text"/>
      <text:p text:style-name="Preformatted_20_Text"><text:span text:style-name="Source_20_Text"><text:s text:c="4"/>'connections' =&gt; [</text:span></text:p>
      <text:p text:style-name="Preformatted_20_Text"><text:soft-page-break/></text:p>
      <text:p text:style-name="Preformatted_20_Text"><text:span text:style-name="Source_20_Text"><text:s text:c="8"/>// …</text:span></text:p>
      <text:p text:style-name="Preformatted_20_Text"/>
      <text:p text:style-name="Preformatted_20_Text"><text:span text:style-name="Source_20_Text"><text:s text:c="8"/>'pgsql' =&gt; [</text:span></text:p>
      <text:p text:style-name="Preformatted_20_Text"><text:span text:style-name="Source_20_Text"><text:s text:c="12"/>'driver' =&gt; 'pgsql',</text:span></text:p>
      <text:p text:style-name="Preformatted_20_Text"><text:span text:style-name="Source_20_Text"><text:s text:c="12"/>'host' =&gt; $DATABASE_URL["host"],</text:span></text:p>
      <text:p text:style-name="Preformatted_20_Text"><text:span text:style-name="Source_20_Text"><text:s text:c="12"/>'port' =&gt; $DATABASE_URL["port"],</text:span></text:p>
      <text:p text:style-name="Preformatted_20_Text"><text:span text:style-name="Source_20_Text"><text:s text:c="12"/>'database' =&gt; ltrim($DATABASE_URL["path"], "/"),</text:span></text:p>
      <text:p text:style-name="Preformatted_20_Text"><text:span text:style-name="Source_20_Text"><text:s text:c="12"/>'username' =&gt; $DATABASE_URL["user"],</text:span></text:p>
      <text:p text:style-name="Preformatted_20_Text"><text:span text:style-name="Source_20_Text"><text:s text:c="12"/>'password' =&gt; $DATABASE_URL["pass"],</text:span></text:p>
      <text:p text:style-name="Preformatted_20_Text"><text:span text:style-name="Source_20_Text"><text:s text:c="12"/>'charset' =&gt; 'utf8',</text:span></text:p>
      <text:p text:style-name="Preformatted_20_Text"><text:span text:style-name="Source_20_Text"><text:s text:c="12"/>'prefix' =&gt; '',</text:span></text:p>
      <text:p text:style-name="Preformatted_20_Text"><text:span text:style-name="Source_20_Text"><text:s text:c="12"/>'schema' =&gt; 'public',</text:span></text:p>
      <text:p text:style-name="Preformatted_20_Text"><text:span text:style-name="Source_20_Text"><text:s text:c="12"/>'sslmode' =&gt; 'require',</text:span></text:p>
      <text:p text:style-name="Preformatted_20_Text"><text:span text:style-name="Source_20_Text"><text:s text:c="8"/>],</text:span></text:p>
      <text:p text:style-name="Preformatted_20_Text"/>
      <text:p text:style-name="Preformatted_20_Text"><text:span text:style-name="Source_20_Text"><text:s text:c="8"/>// …</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 …</text:span></text:p>
      <text:p text:style-name="Preformatted_20_Text"/>
      <text:p text:style-name="P1"><text:span text:style-name="Source_20_Text">];</text:span></text:p>
      <text:h text:style-name="Heading_20_3" text:outline-level="3"><text:bookmark text:name="connecting-with-symfony-3"/><text:a xlink:type="simple" xlink:href="https://devcenter.heroku.com/articles/heroku-postgresql?source=post_page---------------------------#connecting-with-symfony-3" text:style-name="Internet_20_link" text:visited-style-name="Visited_20_Internet_20_Link">Connecting with Symfony 3</text:a></text:h>
      <text:p text:style-name="Text_20_body">The <text:span text:style-name="Source_20_Text">DATABASE_URL</text:span> environment variable <text:a xlink:type="simple" xlink:href="https://devcenter.heroku.com/articles/deploying-symfony3#environment-variables" text:style-name="Internet_20_link" text:visited-style-name="Visited_20_Internet_20_Link">can be referenced</text:a> in <text:span text:style-name="Source_20_Text">config.yml</text:span>; Symfony’s <text:a xlink:type="simple" xlink:href="https://symfony.com/doc/3.4/reference/configuration/doctrine.html#reference-dbal-configuration" text:style-name="Internet_20_link" text:visited-style-name="Visited_20_Internet_20_Link">DoctrineBundle</text:a> will then automatically parse the URL’s contents.</text:p>
      <text:h text:style-name="Heading_20_3" text:outline-level="3"><text:bookmark text:name="connecting-with-symfony-4"/><text:a xlink:type="simple" xlink:href="https://devcenter.heroku.com/articles/heroku-postgresql?source=post_page---------------------------#connecting-with-symfony-4" text:style-name="Internet_20_link" text:visited-style-name="Visited_20_Internet_20_Link">Connecting with Symfony 4</text:a></text:h>
      <text:p text:style-name="Text_20_body">Symfony 4 will <text:a xlink:type="simple" xlink:href="https://symfony.com/doc/current/doctrine/dbal.html" text:style-name="Internet_20_link" text:visited-style-name="Visited_20_Internet_20_Link">automatically pick up</text:a> the <text:span text:style-name="Source_20_Text">DATABASE_URL</text:span> environment variable without further configuration.</text:p>
      <text:h text:style-name="Heading_20_2" text:outline-level="2"><text:bookmark text:name="connecting-in-node-js"/><text:a xlink:type="simple" xlink:href="https://devcenter.heroku.com/articles/heroku-postgresql?source=post_page---------------------------#connecting-in-node-js" text:style-name="Internet_20_link" text:visited-style-name="Visited_20_Internet_20_Link">Connecting in Node.js</text:a></text:h>
      <text:p text:style-name="Text_20_body">Install the <text:span text:style-name="Source_20_Text">pg</text:span> NPM module as a dependency:</text:p>
      <text:p text:style-name="P1"><text:span text:style-name="Source_20_Text">npm install pg</text:span></text:p>
      <text:p text:style-name="Text_20_body">Then, connect to <text:span text:style-name="Source_20_Text">process.env.DATABASE_URL</text:span> when your app initializes:</text:p>
      <text:p text:style-name="Preformatted_20_Text"><text:span text:style-name="Source_20_Text">const { Client } = require('pg');</text:span></text:p>
      <text:p text:style-name="Preformatted_20_Text"/>
      <text:p text:style-name="Preformatted_20_Text"><text:span text:style-name="Source_20_Text">const client = new Client({</text:span></text:p>
      <text:p text:style-name="Preformatted_20_Text"><text:span text:style-name="Source_20_Text"><text:s text:c="2"/>connectionString: process.env.DATABASE_URL,</text:span></text:p>
      <text:p text:style-name="Preformatted_20_Text"><text:span text:style-name="Source_20_Text"><text:s text:c="2"/>ssl: true,</text:span></text:p>
      <text:p text:style-name="Preformatted_20_Text"><text:span text:style-name="Source_20_Text">});</text:span></text:p>
      <text:p text:style-name="Preformatted_20_Text"/>
      <text:p text:style-name="Preformatted_20_Text"><text:span text:style-name="Source_20_Text">client.connect();</text:span></text:p>
      <text:p text:style-name="Preformatted_20_Text"/>
      <text:p text:style-name="Preformatted_20_Text"><text:span text:style-name="Source_20_Text">client.query('SELECT table_schema,table_name FROM information_schema.tables;', (err, res) =&gt; {</text:span></text:p>
      <text:p text:style-name="Preformatted_20_Text"><text:span text:style-name="Source_20_Text"><text:s text:c="2"/>if (err) throw err;</text:span></text:p>
      <text:p text:style-name="Preformatted_20_Text"><text:span text:style-name="Source_20_Text"><text:s text:c="2"/>for (let row of res.rows) {</text:span></text:p>
      <text:p text:style-name="Preformatted_20_Text"><text:span text:style-name="Source_20_Text"><text:s text:c="4"/>console.log(JSON.stringify(row));</text:span></text:p>
      <text:p text:style-name="Preformatted_20_Text"><text:span text:style-name="Source_20_Text"><text:s text:c="2"/>}</text:span></text:p>
      <text:p text:style-name="Preformatted_20_Text"><text:span text:style-name="Source_20_Text"><text:s text:c="2"/>client.end();</text:span></text:p>
      <text:p text:style-name="P1"><text:span text:style-name="Source_20_Text">});</text:span></text:p>
      <text:p text:style-name="Text_20_body"><text:soft-page-break/>Note: SSL connections are required to connect Heroku Postgres</text:p>
      <text:h text:style-name="Heading_20_2" text:outline-level="2"><text:bookmark text:name="connection-permissions"/><text:a xlink:type="simple" xlink:href="https://devcenter.heroku.com/articles/heroku-postgresql?source=post_page---------------------------#connection-permissions" text:style-name="Internet_20_link" text:visited-style-name="Visited_20_Internet_20_Link">Connection permissions</text:a></text:h>
      <text:p text:style-name="Text_20_body">Heroku Postgres users are granted all non-superuser permissions on their database. These include <text:span text:style-name="Source_20_Text">SELECT</text:span>, <text:span text:style-name="Source_20_Text">INSERT</text:span>, <text:span text:style-name="Source_20_Text">UPDATE</text:span>, <text:span text:style-name="Source_20_Text">DELETE</text:span>, <text:span text:style-name="Source_20_Text">TRUNCATE</text:span>, <text:span text:style-name="Source_20_Text">REFERENCES</text:span>, <text:span text:style-name="Source_20_Text">TRIGGER</text:span>, <text:span text:style-name="Source_20_Text">CREATE</text:span>, <text:span text:style-name="Source_20_Text">CONNECT</text:span>, <text:span text:style-name="Source_20_Text">TEMPORARY</text:span>, <text:span text:style-name="Source_20_Text">EXECUTE</text:span>, and <text:span text:style-name="Source_20_Text">USAGE</text:span> and limited <text:span text:style-name="Source_20_Text">ALTER</text:span> and <text:span text:style-name="Source_20_Text">GRANT</text:span> permissions.</text:p>
      <text:p text:style-name="Text_20_body">Heroku runs the SQL below to create a user and database for you.</text:p>
      <text:p text:style-name="Preformatted_20_Text"><text:span text:style-name="Source_20_Text">CREATE ROLE user_name;</text:span></text:p>
      <text:p text:style-name="Preformatted_20_Text"><text:span text:style-name="Source_20_Text">ALTER ROLE user_name WITH LOGIN PASSWORD 'password' NOSUPERUSER NOCREATEDB NOCREATEROLE;</text:span></text:p>
      <text:p text:style-name="Preformatted_20_Text"><text:span text:style-name="Source_20_Text">CREATE DATABASE database_name OWNER user_name;</text:span></text:p>
      <text:p text:style-name="Preformatted_20_Text"><text:span text:style-name="Source_20_Text">REVOKE ALL ON DATABASE database_name FROM PUBLIC;</text:span></text:p>
      <text:p text:style-name="Preformatted_20_Text"><text:span text:style-name="Source_20_Text">GRANT CONNECT ON DATABASE database_name TO user_name;</text:span></text:p>
      <text:p text:style-name="P1"><text:span text:style-name="Source_20_Text">GRANT ALL ON DATABASE database_name TO user_name;</text:span></text:p>
      <text:h text:style-name="Heading_20_3" text:outline-level="3"><text:bookmark text:name="multiple-schemas"/><text:a xlink:type="simple" xlink:href="https://devcenter.heroku.com/articles/heroku-postgresql?source=post_page---------------------------#multiple-schemas" text:style-name="Internet_20_link" text:visited-style-name="Visited_20_Internet_20_Link">Multiple schemas</text:a></text:h>
      <text:p text:style-name="Text_20_body">Heroku Postgres supports multiple schemas and does not place any limits on the number of schemas you can create.</text:p>
      <text:p text:style-name="Text_20_body">The most common use case for using multiple schemas in a database is building a software-as-a-service application wherein each customer has their own schema. While this technique seems compelling, we strongly recommend against it as it has caused numerous cases of operational problems. For instance, even a moderate number of schemas (&gt; 50) can severely impact the performance of Heroku’s database snapshots tool, <text:a xlink:type="simple" xlink:href="https://devcenter.heroku.com/articles/heroku-postgres-backups" text:style-name="Internet_20_link" text:visited-style-name="Visited_20_Internet_20_Link">PG Backups</text:a>.</text:p>
      <text:h text:style-name="Heading_20_2" text:outline-level="2"><text:bookmark text:name="external-connections-ingress"/><text:a xlink:type="simple" xlink:href="https://devcenter.heroku.com/articles/heroku-postgresql?source=post_page---------------------------#external-connections-ingress" text:style-name="Internet_20_link" text:visited-style-name="Visited_20_Internet_20_Link">External connections (ingress)</text:a></text:h>
      <text:p text:style-name="Text_20_body">In addition to being available to the Heroku runtime, Heroku Postgres databases can be accessed directly by clients running on your local computer or elsewhere.</text:p>
      <text:p text:style-name="Text_20_body">All connections require SSL: <text:span text:style-name="Source_20_Text">sslmode=require</text:span>.</text:p>
      <text:p text:style-name="Text_20_body">You can retrieve the PG connection string in one of two ways. <text:span text:style-name="Source_20_Text">heroku pg:credentials</text:span> is discussed above:</text:p>
      <text:p text:style-name="Preformatted_20_Text"><text:span text:style-name="Source_20_Text">heroku pg:credentials DATABASE</text:span></text:p>
      <text:p text:style-name="Preformatted_20_Text"><text:span text:style-name="Source_20_Text">Connection info string:</text:span></text:p>
      <text:p text:style-name="P1"><text:span text:style-name="Source_20_Text"><text:s text:c="3"/>"dbname=dee932clc3mg8h host=ec2-123-73-145-214.compute-1.amazonaws.com port=6212 user=user3121 password=98kd8a9 sslmode=require"</text:span></text:p>
      <text:p text:style-name="Text_20_body">Also, the connection string is exposed as a config var for your app:</text:p>
      <text:p text:style-name="Preformatted_20_Text"><text:span text:style-name="Source_20_Text">heroku config | grep HEROKU_POSTGRESQL</text:span></text:p>
      <text:p text:style-name="P1"><text:span text:style-name="Source_20_Text">HEROKU_POSTGRESQL_YELLOW_URL: postgres://user3123:passkja83kd8@ec2-117-21-174-214.compute-1.amazonaws.com:6212/db982398</text:span></text:p>
      <text:h text:style-name="Heading_20_2" text:outline-level="2"><text:bookmark text:name="migrating-between-plans"/><text:a xlink:type="simple" xlink:href="https://devcenter.heroku.com/articles/heroku-postgresql?source=post_page---------------------------#migrating-between-plans" text:style-name="Internet_20_link" text:visited-style-name="Visited_20_Internet_20_Link">Migrating between plans</text:a></text:h>
      <text:p text:style-name="Text_20_body">See this detailed guide on <text:a xlink:type="simple" xlink:href="https://devcenter.heroku.com/articles/updating-heroku-postgres-databases" text:style-name="Internet_20_link" text:visited-style-name="Visited_20_Internet_20_Link">updating and migrating between database plans</text:a>.</text:p>
      <text:h text:style-name="Heading_20_2" text:outline-level="2"><text:bookmark text:name="data-residency"/><text:a xlink:type="simple" xlink:href="https://devcenter.heroku.com/articles/heroku-postgresql?source=post_page---------------------------#data-residency" text:style-name="Internet_20_link" text:visited-style-name="Visited_20_Internet_20_Link">Data Residency</text:a></text:h>
      <text:p text:style-name="Text_20_body">When a database gets provisioned, the data associated with that database is stored within the region in which it’s <text:soft-page-break/>created. However, a number of services that are ancillary to Heroku Postgres as well as the systems that manage the fleet of databases may not be located within the same region as the provisioned databases. Here are some</text:p>
      <text:list xml:id="list6057134817030722669" text:style-name="L7">
        <text:list-item>
          <text:p text:style-name="P18"><text:a xlink:type="simple" xlink:href="https://devcenter.heroku.com/articles/heroku-postgres-data-safety-and-continuous-protection" text:style-name="Internet_20_link" text:visited-style-name="Visited_20_Internet_20_Link">Postgres Continuous Protection</text:a> for disaster recovery stores the base backup and write-ahead logs in the same region that the database is located. </text:p>
        </text:list-item>
        <text:list-item>
          <text:p text:style-name="P18">Application logs are routed to <text:a xlink:type="simple" xlink:href="https://devcenter.heroku.com/articles/logplex" text:style-name="Internet_20_link" text:visited-style-name="Visited_20_Internet_20_Link">Logplex</text:a>, which is hosted in the US. In addition to logs from your application, this includes <text:a xlink:type="simple" xlink:href="https://devcenter.heroku.com/articles/logging#types-of-logs" text:style-name="Internet_20_link" text:visited-style-name="Visited_20_Internet_20_Link">System logs</text:a> and Heroku Postgres logs from any database attached to your application. </text:p>
        </text:list-item>
        <text:list-item>
          <text:p text:style-name="P18">Logging of Heroku Postgres queries and errors can be blocked by using the <text:span text:style-name="Source_20_Text">--block-logs</text:span> flag when creating the database with <text:span text:style-name="Source_20_Text">heroku addons:create heroku-postgres:...</text:span>. </text:p>
        </text:list-item>
        <text:list-item>
          <text:p text:style-name="P18"><text:a xlink:type="simple" xlink:href="https://devcenter.heroku.com/articles/heroku-postgres-backups" text:style-name="Internet_20_link" text:visited-style-name="Visited_20_Internet_20_Link">PG Backup</text:a> snapshots are stored in the US. </text:p>
        </text:list-item>
        <text:list-item>
          <text:p text:style-name="P11">Dataclips are stored in the US. </text:p>
        </text:list-item>
      </text:list>
      <text:h text:style-name="Heading_20_3" text:outline-level="3"><text:bookmark text:name="blocking-logs"/><text:a xlink:type="simple" xlink:href="https://devcenter.heroku.com/articles/heroku-postgresql?source=post_page---------------------------#blocking-logs" text:style-name="Internet_20_link" text:visited-style-name="Visited_20_Internet_20_Link">Blocking Logs</text:a></text:h>
      <text:p text:style-name="Text_20_body">At add-on creation time, a flag can be passed to prevent logging of queries that get run against the database. If this option is turned on, it cannot be turned off after the database has been provisioned. If you need to turn it off after it has been turned on, a migration to a new database will be required.</text:p>
      <text:p text:style-name="Text_20_body">By blocking the queries in the logs, this will reduce Heroku’s ability to assist in debugging applications and application performance.</text:p>
      <text:p text:style-name="P1"><text:span text:style-name="Source_20_Text">heroku addons:create heroku-postgresql:standard-0 -a sushi --block-logs</text:span></text:p>
      <text:h text:style-name="Heading_20_2" text:outline-level="2"><text:bookmark text:name="removing-the-add-on"/><text:a xlink:type="simple" xlink:href="https://devcenter.heroku.com/articles/heroku-postgresql?source=post_page---------------------------#removing-the-add-on" text:style-name="Internet_20_link" text:visited-style-name="Visited_20_Internet_20_Link">Removing the add-on</text:a></text:h>
      <text:p text:style-name="Text_20_body">In order to destroy your Heroku Postgres database you will need to remove the add-on.</text:p>
      <text:p text:style-name="P1"><text:span text:style-name="Source_20_Text">heroku addons:destroy heroku-postgresql:hobby-dev</text:span></text:p>
      <text:p text:style-name="Text_20_body">If you have two databases of the same type you will need to remove the add-on using its config var name. For example, to remove the <text:span text:style-name="Source_20_Text">HEROKU_POSTGRESQL_GRAY_URL</text:span>, you would run:</text:p>
      <text:p text:style-name="P1"><text:span text:style-name="Source_20_Text">heroku addons:destroy HEROKU_POSTGRESQL_GRAY</text:span></text:p>
      <text:p text:style-name="Text_20_body">If the removed database was the same one used in <text:span text:style-name="Source_20_Text">DATABASE_URL</text:span>, that <text:span text:style-name="Source_20_Text">DATABASE_URL</text:span> config var will also be unset on the app.</text:p>
      <text:p text:style-name="Text_20_body">Databases cannot be reconstituted after being destroyed. Please take a snapshot of the data beforehand using <text:a xlink:type="simple" xlink:href="https://devcenter.heroku.com/articles/heroku-postgres-backups" text:style-name="Internet_20_link" text:visited-style-name="Visited_20_Internet_20_Link">PG Backups</text:a> or by <text:a xlink:type="simple" xlink:href="https://devcenter.heroku.com/articles/heroku-postgres-import-export#export" text:style-name="Internet_20_link" text:visited-style-name="Visited_20_Internet_20_Link">exporting the data</text:a></text:p>
      <text:h text:style-name="Heading_20_2" text:outline-level="2"><text:bookmark text:name="standard-tools"/><text:a xlink:type="simple" xlink:href="https://devcenter.heroku.com/articles/heroku-postgresql?source=post_page---------------------------#standard-tools" text:style-name="Internet_20_link" text:visited-style-name="Visited_20_Internet_20_Link">Standard tools</text:a></text:h>
      <text:h text:style-name="Heading_20_2" text:outline-level="2"><text:bookmark text:name="support"/><text:a xlink:type="simple" xlink:href="https://devcenter.heroku.com/articles/heroku-postgresql?source=post_page---------------------------#support" text:style-name="Internet_20_link" text:visited-style-name="Visited_20_Internet_20_Link">Support</text:a></text:h>
      <text:p text:style-name="Text_20_body">All Heroku Postgres support and runtime issues should be submitted via one of the <text:a xlink:type="simple" xlink:href="https://devcenter.heroku.com/articles/support-channels" text:style-name="Internet_20_link" text:visited-style-name="Visited_20_Internet_20_Link">Heroku Support channels</text:a>.</text:p>
      <text:p text:style-name="Standard"/>
      <text:p text:style-name="Standard"/>
      <text:h text:style-name="P2" text:outline-level="1">Other general PostgreSQL notes</text:h>
      <text:list xml:id="list6377192357921073375" text:style-name="L8">
        <text:list-item>
          <text:p text:style-name="P3">Create a copy of records and assign to a different course number</text:p>
        </text:list-item>
      </text:list>
      <text:p text:style-name="P4">insert into course_formation_group(course_id, group_name) select cast(11 as bigint) as course_id, bb.group_name from course_formation_group bb where bb.course_id = 99</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08-31T13:38:18.11</meta:creation-date>
    <dc:date>2019-11-17T17:19:47.27</dc:date>
    <dc:creator>C C</dc:creator>
    <meta:editing-duration>P1DT22H35M2S</meta:editing-duration>
    <meta:editing-cycles>2</meta:editing-cycles>
    <meta:generator>OpenOffice/4.1.6$Win32 OpenOffice.org_project/416m1$Build-9790</meta:generator>
    <meta:document-statistic meta:table-count="0" meta:image-count="1" meta:object-count="0" meta:page-count="20" meta:paragraph-count="547" meta:word-count="5967" meta:character-count="41003"/>
  </office:meta>
</office:document-meta>
</file>